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T3_4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/>
    <style:style style:name="T5_4" style:family="text"/>
    <style:style style:name="T5_5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weight="bold" style:font-weight-asian="bold" style:font-weight-complex="bold"/>
    </style:style>
    <style:style style:name="T6_2" style:family="text">
      <style:text-properties fo:font-weight="bold" style:font-weight-asian="bold" style:font-weight-complex="bold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Heading_20_1">
      <style:paragraph-properties fo:break-before="auto" fo:line-height="115%" style:writing-mode="lr-tb"/>
    </style:style>
    <style:style style:name="T43_1" style:family="text">
      <style:text-properties fo:font-weight="bold" style:font-weight-asian="bold" style:font-weight-complex="bold" style:text-underline-style="solid" style:text-underline-color="font-color"/>
    </style:style>
    <style:style style:name="T43_2" style:family="text">
      <style:text-properties fo:font-weight="bold" style:font-weight-asian="bold" style:font-weight-complex="bold" style:text-underline-style="solid" style:text-underline-color="font-color"/>
    </style:style>
    <style:style style:name="T43_3" style:family="text">
      <style:text-properties fo:font-weight="bold" style:font-weight-asian="bold" style:font-weight-complex="bold" style:text-underline-style="solid" style:text-underline-color="font-color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>
      <style:text-properties fo:font-weight="bold" style:font-weight-asian="bold" style:font-weight-complex="bold"/>
    </style:style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>
      <style:text-properties fo:font-weight="bold" style:font-weight-asian="bold" style:font-weight-complex="bold"/>
    </style:style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P47" style:family="paragraph" style:parent-style-name="Standard">
      <style:paragraph-properties fo:break-before="auto" fo:line-height="115%" fo:margin-top="0cm" fo:margin-bottom="0cm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>
      <style:text-properties fo:font-weight="bold" style:font-weight-asian="bold" style:font-weight-complex="bold"/>
    </style:style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T56_71" style:family="text"/>
    <style:style style:name="T56_72" style:family="text"/>
    <style:style style:name="T56_73" style:family="text"/>
    <style:style style:name="T56_74" style:family="text"/>
    <style:style style:name="T56_75" style:family="text"/>
    <style:style style:name="T56_76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57_2" style:family="text">
      <style:text-properties fo:background-color="#ffffff" fo:font-size="12pt" style:font-size-asian="12pt" style:font-size-complex="12pt"/>
    </style:style>
    <style:style style:name="T57_3" style:family="text">
      <style:text-properties fo:background-color="#ffffff" fo:font-size="12pt" style:font-size-asian="12pt" style:font-size-complex="12pt"/>
    </style:style>
    <style:style style:name="T57_4" style:family="text">
      <style:text-properties fo:background-color="#ffffff" fo:font-size="12pt" style:font-size-asian="12pt" style:font-size-complex="12pt"/>
    </style:style>
    <style:style style:name="T57_5" style:family="text">
      <style:text-properties fo:background-color="#ffffff" fo:font-size="12pt" style:font-size-asian="12pt" style:font-size-complex="12pt"/>
    </style:style>
    <style:style style:name="T57_6" style:family="text">
      <style:text-properties fo:background-color="#ffffff" fo:font-size="12pt" style:font-size-asian="12pt" style:font-size-complex="12pt"/>
    </style:style>
    <style:style style:name="T57_7" style:family="text">
      <style:text-properties fo:background-color="#ffffff" fo:font-size="12pt" style:font-size-asian="12pt" style:font-size-complex="12pt"/>
    </style:style>
    <style:style style:name="T57_8" style:family="text">
      <style:text-properties fo:background-color="#ffffff" fo:font-size="12pt" style:font-size-asian="12pt" style:font-size-complex="12pt"/>
    </style:style>
    <style:style style:name="T57_9" style:family="text">
      <style:text-properties fo:background-color="#ffffff" fo:font-size="12pt" style:font-size-asian="12pt" style:font-size-complex="12pt"/>
    </style:style>
    <style:style style:name="T57_10" style:family="text">
      <style:text-properties fo:background-color="#ffffff" fo:font-size="12pt" style:font-size-asian="12pt" style:font-size-complex="12pt"/>
    </style:style>
    <style:style style:name="T57_11" style:family="text">
      <style:text-properties fo:background-color="#ffffff" fo:font-size="12pt" style:font-size-asian="12pt" style:font-size-complex="12pt"/>
    </style:style>
    <style:style style:name="T57_12" style:family="text">
      <style:text-properties fo:background-color="#ffffff" fo:font-size="12pt" style:font-size-asian="12pt" style:font-size-complex="12pt"/>
    </style:style>
    <style:style style:name="T57_13" style:family="text">
      <style:text-properties fo:background-color="#ffffff" fo:font-size="12pt" style:font-size-asian="12pt" style:font-size-complex="12pt"/>
    </style:style>
    <style:style style:name="T57_14" style:family="text">
      <style:text-properties fo:background-color="#ffffff" fo:font-size="12pt" style:font-size-asian="12pt" style:font-size-complex="12pt"/>
    </style:style>
    <style:style style:name="T57_15" style:family="text">
      <style:text-properties fo:background-color="#ffffff" fo:font-size="12pt" style:font-size-asian="12pt" style:font-size-complex="12pt"/>
    </style:style>
    <style:style style:name="T57_16" style:family="text">
      <style:text-properties fo:background-color="#ffffff" fo:font-size="12pt" style:font-size-asian="12pt" style:font-size-complex="12pt"/>
    </style:style>
    <style:style style:name="T57_17" style:family="text">
      <style:text-properties fo:background-color="#ffffff" fo:font-size="12pt" style:font-size-asian="12pt" style:font-size-complex="12pt"/>
    </style:style>
    <style:style style:name="T57_18" style:family="text">
      <style:text-properties fo:background-color="#ffffff" fo:font-size="12pt" style:font-size-asian="12pt" style:font-size-complex="12pt"/>
    </style:style>
    <style:style style:name="T57_19" style:family="text">
      <style:text-properties fo:background-color="#ffffff" fo:font-size="12pt" style:font-size-asian="12pt" style:font-size-complex="12pt"/>
    </style:style>
    <style:style style:name="T57_20" style:family="text">
      <style:text-properties fo:background-color="#ffffff" fo:font-size="12pt" style:font-size-asian="12pt" style:font-size-complex="12pt"/>
    </style:style>
    <style:style style:name="T57_21" style:family="text">
      <style:text-properties fo:background-color="#ffffff" fo:font-size="12pt" style:font-size-asian="12pt" style:font-size-complex="12pt"/>
    </style:style>
    <style:style style:name="T57_22" style:family="text">
      <style:text-properties fo:background-color="#ffffff" fo:font-size="12pt" style:font-size-asian="12pt" style:font-size-complex="12pt"/>
    </style:style>
    <style:style style:name="T57_23" style:family="text">
      <style:text-properties fo:background-color="#ffffff" fo:font-size="12pt" style:font-size-asian="12pt" style:font-size-complex="12pt"/>
    </style:style>
    <style:style style:name="T57_24" style:family="text">
      <style:text-properties fo:background-color="#ffffff" fo:font-size="12pt" style:font-size-asian="12pt" style:font-size-complex="12pt"/>
    </style:style>
    <style:style style:name="T57_25" style:family="text">
      <style:text-properties fo:background-color="#ffffff" fo:font-size="12pt" style:font-size-asian="12pt" style:font-size-complex="12pt"/>
    </style:style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58_2" style:family="text">
      <style:text-properties fo:background-color="#ffffff" fo:font-size="12pt" style:font-size-asian="12pt" style:font-size-complex="12pt"/>
    </style:style>
    <style:style style:name="T58_3" style:family="text">
      <style:text-properties fo:background-color="#ffffff" fo:font-size="12pt" style:font-size-asian="12pt" style:font-size-complex="12pt"/>
    </style:style>
    <style:style style:name="T58_4" style:family="text">
      <style:text-properties fo:background-color="#ffffff" fo:font-size="12pt" style:font-size-asian="12pt" style:font-size-complex="12pt"/>
    </style:style>
    <style:style style:name="T58_5" style:family="text">
      <style:text-properties fo:background-color="#ffffff" fo:font-size="12pt" style:font-size-asian="12pt" style:font-size-complex="12pt"/>
    </style:style>
    <style:style style:name="T58_6" style:family="text">
      <style:text-properties fo:background-color="#ffffff" fo:font-size="12pt" style:font-size-asian="12pt" style:font-size-complex="12pt"/>
    </style:style>
    <style:style style:name="T58_7" style:family="text">
      <style:text-properties fo:background-color="#ffffff" fo:font-size="12pt" style:font-size-asian="12pt" style:font-size-complex="12pt"/>
    </style:style>
    <style:style style:name="T58_8" style:family="text">
      <style:text-properties fo:background-color="#ffffff" fo:font-size="12pt" style:font-size-asian="12pt" style:font-size-complex="12pt"/>
    </style:style>
    <style:style style:name="T58_9" style:family="text">
      <style:text-properties fo:background-color="#ffffff" fo:font-size="12pt" style:font-size-asian="12pt" style:font-size-complex="12pt"/>
    </style:style>
    <style:style style:name="T58_10" style:family="text">
      <style:text-properties fo:background-color="#ffffff" fo:font-size="12pt" style:font-size-asian="12pt" style:font-size-complex="12pt"/>
    </style:style>
    <style:style style:name="T58_11" style:family="text">
      <style:text-properties fo:background-color="#ffffff" fo:font-size="12pt" style:font-size-asian="12pt" style:font-size-complex="12pt"/>
    </style:style>
    <style:style style:name="T58_12" style:family="text">
      <style:text-properties fo:background-color="#ffffff" fo:font-size="12pt" style:font-size-asian="12pt" style:font-size-complex="12pt"/>
    </style:style>
    <style:style style:name="T58_13" style:family="text">
      <style:text-properties fo:background-color="#ffffff" fo:font-size="12pt" style:font-size-asian="12pt" style:font-size-complex="12pt"/>
    </style:style>
    <style:style style:name="T58_14" style:family="text">
      <style:text-properties fo:background-color="#ffffff" fo:font-size="12pt" style:font-size-asian="12pt" style:font-size-complex="12pt"/>
    </style:style>
    <style:style style:name="T58_15" style:family="text">
      <style:text-properties fo:background-color="#ffffff" fo:font-size="12pt" style:font-size-asian="12pt" style:font-size-complex="12pt"/>
    </style:style>
    <style:style style:name="T58_16" style:family="text">
      <style:text-properties fo:background-color="#ffffff" fo:font-size="12pt" style:font-size-asian="12pt" style:font-size-complex="12pt"/>
    </style:style>
    <style:style style:name="T58_17" style:family="text">
      <style:text-properties fo:background-color="#ffffff" fo:font-size="12pt" style:font-size-asian="12pt" style:font-size-complex="12pt"/>
    </style:style>
    <style:style style:name="T58_18" style:family="text">
      <style:text-properties fo:background-color="#ffffff" fo:font-size="12pt" style:font-size-asian="12pt" style:font-size-complex="12pt"/>
    </style:style>
    <style:style style:name="T58_19" style:family="text">
      <style:text-properties fo:background-color="#ffffff" fo:font-size="12pt" style:font-size-asian="12pt" style:font-size-complex="12pt"/>
    </style:style>
    <style:style style:name="T58_20" style:family="text">
      <style:text-properties fo:background-color="#ffffff" fo:font-size="12pt" style:font-size-asian="12pt" style:font-size-complex="12pt"/>
    </style:style>
    <style:style style:name="T58_21" style:family="text">
      <style:text-properties fo:background-color="#ffffff" fo:font-size="12pt" style:font-size-asian="12pt" style:font-size-complex="12pt"/>
    </style:style>
    <style:style style:name="T58_22" style:family="text">
      <style:text-properties fo:background-color="#ffffff" fo:font-size="12pt" style:font-size-asian="12pt" style:font-size-complex="12pt"/>
    </style:style>
    <style:style style:name="T58_23" style:family="text">
      <style:text-properties fo:background-color="#ffffff" fo:font-size="12pt" style:font-size-asian="12pt" style:font-size-complex="12pt"/>
    </style:style>
    <style:style style:name="T58_24" style:family="text">
      <style:text-properties fo:background-color="#ffffff" fo:font-size="12pt" style:font-size-asian="12pt" style:font-size-complex="12pt"/>
    </style:style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59_2" style:family="text">
      <style:text-properties fo:background-color="#ffffff" fo:font-size="12pt" style:font-size-asian="12pt" style:font-size-complex="12pt"/>
    </style:style>
    <style:style style:name="T59_3" style:family="text">
      <style:text-properties fo:background-color="#ffffff" fo:font-size="12pt" style:font-size-asian="12pt" style:font-size-complex="12pt"/>
    </style:style>
    <style:style style:name="T59_4" style:family="text">
      <style:text-properties fo:background-color="#ffffff" fo:font-size="12pt" style:font-size-asian="12pt" style:font-size-complex="12pt"/>
    </style:style>
    <style:style style:name="T59_5" style:family="text">
      <style:text-properties fo:background-color="#ffffff" fo:font-size="12pt" style:font-size-asian="12pt" style:font-size-complex="12pt"/>
    </style:style>
    <style:style style:name="T59_6" style:family="text">
      <style:text-properties fo:background-color="#ffffff" fo:font-size="12pt" style:font-size-asian="12pt" style:font-size-complex="12pt"/>
    </style:style>
    <style:style style:name="T59_7" style:family="text">
      <style:text-properties fo:background-color="#ffffff" fo:font-size="12pt" style:font-size-asian="12pt" style:font-size-complex="12pt"/>
    </style:style>
    <style:style style:name="T59_8" style:family="text">
      <style:text-properties fo:background-color="#ffffff" fo:font-size="12pt" style:font-size-asian="12pt" style:font-size-complex="12pt"/>
    </style:style>
    <style:style style:name="T59_9" style:family="text">
      <style:text-properties fo:background-color="#ffffff" fo:font-size="12pt" style:font-size-asian="12pt" style:font-size-complex="12pt"/>
    </style:style>
    <style:style style:name="T59_10" style:family="text">
      <style:text-properties fo:background-color="#ffffff" fo:font-size="12pt" style:font-size-asian="12pt" style:font-size-complex="12pt"/>
    </style:style>
    <style:style style:name="T59_11" style:family="text">
      <style:text-properties fo:background-color="#ffffff" fo:font-size="12pt" style:font-size-asian="12pt" style:font-size-complex="12pt"/>
    </style:style>
    <style:style style:name="T59_12" style:family="text">
      <style:text-properties fo:background-color="#ffffff" fo:font-size="12pt" style:font-size-asian="12pt" style:font-size-complex="12pt"/>
    </style:style>
    <style:style style:name="T59_13" style:family="text">
      <style:text-properties fo:background-color="#ffffff" fo:font-size="12pt" style:font-size-asian="12pt" style:font-size-complex="12pt"/>
    </style:style>
    <style:style style:name="T59_14" style:family="text">
      <style:text-properties fo:background-color="#ffffff" fo:font-size="12pt" style:font-size-asian="12pt" style:font-size-complex="12pt"/>
    </style:style>
    <style:style style:name="T59_15" style:family="text">
      <style:text-properties fo:background-color="#ffffff" fo:font-size="12pt" style:font-size-asian="12pt" style:font-size-complex="12pt"/>
    </style:style>
    <style:style style:name="T59_16" style:family="text">
      <style:text-properties fo:background-color="#ffffff" fo:font-size="12pt" style:font-size-asian="12pt" style:font-size-complex="12pt"/>
    </style:style>
    <style:style style:name="T59_17" style:family="text">
      <style:text-properties fo:background-color="#ffffff" fo:font-size="12pt" style:font-size-asian="12pt" style:font-size-complex="12pt"/>
    </style:style>
    <style:style style:name="T59_18" style:family="text">
      <style:text-properties fo:background-color="#ffffff" fo:font-size="12pt" style:font-size-asian="12pt" style:font-size-complex="12pt"/>
    </style:style>
    <style:style style:name="T59_19" style:family="text">
      <style:text-properties fo:background-color="#ffffff" fo:font-size="12pt" style:font-size-asian="12pt" style:font-size-complex="12pt"/>
    </style:style>
    <style:style style:name="T59_20" style:family="text">
      <style:text-properties fo:background-color="#ffffff" fo:font-size="12pt" style:font-size-asian="12pt" style:font-size-complex="12pt"/>
    </style:style>
    <style:style style:name="T59_21" style:family="text">
      <style:text-properties fo:background-color="#ffffff" fo:font-size="12pt" style:font-size-asian="12pt" style:font-size-complex="12pt"/>
    </style:style>
    <style:style style:name="T59_22" style:family="text">
      <style:text-properties fo:background-color="#ffffff" fo:font-size="12pt" style:font-size-asian="12pt" style:font-size-complex="12pt"/>
    </style:style>
    <style:style style:name="T59_23" style:family="text">
      <style:text-properties fo:background-color="#ffffff" fo:font-size="12pt" style:font-size-asian="12pt" style:font-size-complex="12pt"/>
    </style:style>
    <style:style style:name="T59_24" style:family="text">
      <style:text-properties fo:background-color="#ffffff" fo:font-size="12pt" style:font-size-asian="12pt" style:font-size-complex="12pt"/>
    </style:style>
    <style:style style:name="T59_25" style:family="text">
      <style:text-properties fo:background-color="#ffffff" fo:font-size="12pt" style:font-size-asian="12pt" style:font-size-complex="12pt"/>
    </style:style>
    <style:style style:name="T59_26" style:family="text">
      <style:text-properties fo:background-color="#ffffff" fo:font-size="12pt" style:font-size-asian="12pt" style:font-size-complex="12pt"/>
    </style:style>
    <style:style style:name="T59_27" style:family="text">
      <style:text-properties fo:background-color="#ffffff" fo:font-size="12pt" style:font-size-asian="12pt" style:font-size-complex="12pt"/>
    </style:style>
    <style:style style:name="T59_28" style:family="text">
      <style:text-properties fo:background-color="#ffffff" fo:font-size="12pt" style:font-size-asian="12pt" style:font-size-complex="12pt"/>
    </style:style>
    <style:style style:name="T59_29" style:family="text">
      <style:text-properties fo:background-color="#ffffff" fo:font-size="12pt" style:font-size-asian="12pt" style:font-size-complex="12pt"/>
    </style:style>
    <style:style style:name="T59_30" style:family="text">
      <style:text-properties fo:background-color="#ffffff" fo:font-size="12pt" style:font-size-asian="12pt" style:font-size-complex="12pt"/>
    </style:style>
    <style:style style:name="T59_31" style:family="text">
      <style:text-properties fo:background-color="#ffffff" fo:font-size="12pt" style:font-size-asian="12pt" style:font-size-complex="12pt"/>
    </style:style>
    <style:style style:name="T59_32" style:family="text">
      <style:text-properties fo:background-color="#ffffff" fo:font-size="12pt" style:font-size-asian="12pt" style:font-size-complex="12pt"/>
    </style:style>
    <style:style style:name="T59_3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59_34" style:family="text">
      <style:text-properties fo:background-color="#ffffff" fo:font-size="12pt" style:font-size-asian="12pt" style:font-size-complex="12pt"/>
    </style:style>
    <style:style style:name="T59_35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59_36" style:family="text">
      <style:text-properties fo:background-color="#ffffff" fo:font-size="12pt" style:font-size-asian="12pt" style:font-size-complex="12pt"/>
    </style:style>
    <style:style style:name="T59_37" style:family="text">
      <style:text-properties fo:background-color="#ffffff" fo:font-size="12pt" style:font-size-asian="12pt" style:font-size-complex="12pt"/>
    </style:style>
    <style:style style:name="T59_38" style:family="text">
      <style:text-properties fo:background-color="#ffffff" fo:font-size="12pt" style:font-size-asian="12pt" style:font-size-complex="12pt"/>
    </style:style>
    <style:style style:name="T59_39" style:family="text">
      <style:text-properties fo:background-color="#ffffff" fo:font-size="12pt" style:font-size-asian="12pt" style:font-size-complex="12pt"/>
    </style:style>
    <style:style style:name="T59_40" style:family="text">
      <style:text-properties fo:background-color="#ffffff" fo:font-size="12pt" style:font-size-asian="12pt" style:font-size-complex="12pt"/>
    </style:style>
    <style:style style:name="T59_41" style:family="text">
      <style:text-properties fo:background-color="#ffffff" fo:font-size="12pt" style:font-size-asian="12pt" style:font-size-complex="12pt"/>
    </style:style>
    <style:style style:name="T59_42" style:family="text">
      <style:text-properties fo:background-color="#ffffff" fo:font-size="12pt" style:font-size-asian="12pt" style:font-size-complex="12pt"/>
    </style:style>
    <style:style style:name="T59_4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59_44" style:family="text">
      <style:text-properties fo:background-color="#ffffff" fo:font-size="12pt" style:font-size-asian="12pt" style:font-size-complex="12pt"/>
    </style:style>
    <style:style style:name="T59_45" style:family="text">
      <style:text-properties fo:background-color="#ffffff" fo:font-size="12pt" style:font-size-asian="12pt" style:font-size-complex="12pt"/>
    </style:style>
    <style:style style:name="T59_46" style:family="text">
      <style:text-properties fo:background-color="#ffffff" fo:font-size="12pt" style:font-size-asian="12pt" style:font-size-complex="12pt"/>
    </style:style>
    <style:style style:name="T59_47" style:family="text">
      <style:text-properties fo:background-color="#ffffff" fo:font-size="12pt" style:font-size-asian="12pt" style:font-size-complex="12pt"/>
    </style:style>
    <style:style style:name="T59_48" style:family="text">
      <style:text-properties fo:background-color="#ffffff" fo:font-size="12pt" style:font-size-asian="12pt" style:font-size-complex="12pt"/>
    </style:style>
    <style:style style:name="T59_49" style:family="text">
      <style:text-properties fo:background-color="#ffffff" fo:font-size="12pt" style:font-size-asian="12pt" style:font-size-complex="12pt"/>
    </style:style>
    <style:style style:name="T59_50" style:family="text">
      <style:text-properties fo:background-color="#ffffff" fo:font-size="12pt" style:font-size-asian="12pt" style:font-size-complex="12pt"/>
    </style:style>
    <style:style style:name="T59_51" style:family="text">
      <style:text-properties fo:background-color="#ffffff" fo:font-size="12pt" style:font-size-asian="12pt" style:font-size-complex="12pt"/>
    </style:style>
    <style:style style:name="T59_52" style:family="text">
      <style:text-properties fo:background-color="#ffffff" fo:font-size="12pt" style:font-size-asian="12pt" style:font-size-complex="12pt"/>
    </style:style>
    <style:style style:name="T59_53" style:family="text">
      <style:text-properties fo:background-color="#ffffff" fo:font-size="12pt" style:font-size-asian="12pt" style:font-size-complex="12pt"/>
    </style:style>
    <style:style style:name="T59_54" style:family="text">
      <style:text-properties fo:background-color="#ffffff" fo:font-size="12pt" style:font-size-asian="12pt" style:font-size-complex="12pt"/>
    </style:style>
    <style:style style:name="T59_55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59_56" style:family="text">
      <style:text-properties fo:background-color="#ffffff" fo:font-size="12pt" style:font-size-asian="12pt" style:font-size-complex="12pt"/>
    </style:style>
    <style:style style:name="T59_57" style:family="text">
      <style:text-properties fo:background-color="#ffffff" fo:font-size="12pt" style:font-size-asian="12pt" style:font-size-complex="12pt"/>
    </style:style>
    <style:style style:name="T59_58" style:family="text">
      <style:text-properties fo:background-color="#ffffff" fo:font-size="12pt" style:font-size-asian="12pt" style:font-size-complex="12pt"/>
    </style:style>
    <style:style style:name="T59_59" style:family="text">
      <style:text-properties fo:background-color="#ffffff" fo:font-size="12pt" style:font-size-asian="12pt" style:font-size-complex="12pt"/>
    </style:style>
    <style:style style:name="T59_60" style:family="text">
      <style:text-properties fo:background-color="#ffffff" fo:font-size="12pt" style:font-size-asian="12pt" style:font-size-complex="12pt"/>
    </style:style>
    <style:style style:name="T59_61" style:family="text">
      <style:text-properties fo:background-color="#ffffff" fo:font-size="12pt" style:font-size-asian="12pt" style:font-size-complex="12pt"/>
    </style:style>
    <style:style style:name="T59_62" style:family="text">
      <style:text-properties fo:background-color="#ffffff" fo:font-size="12pt" style:font-size-asian="12pt" style:font-size-complex="12pt"/>
    </style:style>
    <style:style style:name="T59_63" style:family="text">
      <style:text-properties fo:background-color="#ffffff" fo:font-size="12pt" style:font-size-asian="12pt" style:font-size-complex="12pt"/>
    </style:style>
    <style:style style:name="T59_64" style:family="text">
      <style:text-properties fo:background-color="#ffffff" fo:font-size="12pt" style:font-size-asian="12pt" style:font-size-complex="12pt"/>
    </style:style>
    <style:style style:name="T59_65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59_66" style:family="text">
      <style:text-properties fo:background-color="#ffffff" fo:font-size="12pt" style:font-size-asian="12pt" style:font-size-complex="12pt"/>
    </style:style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0_2" style:family="text">
      <style:text-properties fo:background-color="#ffffff" fo:font-size="12pt" style:font-size-asian="12pt" style:font-size-complex="12pt"/>
    </style:style>
    <style:style style:name="T60_3" style:family="text">
      <style:text-properties fo:background-color="#ffffff" fo:font-size="12pt" style:font-size-asian="12pt" style:font-size-complex="12pt"/>
    </style:style>
    <style:style style:name="T60_4" style:family="text">
      <style:text-properties fo:background-color="#ffffff" fo:font-size="12pt" style:font-size-asian="12pt" style:font-size-complex="12pt"/>
    </style:style>
    <style:style style:name="T60_5" style:family="text">
      <style:text-properties fo:background-color="#ffffff" fo:font-size="12pt" style:font-size-asian="12pt" style:font-size-complex="12pt"/>
    </style:style>
    <style:style style:name="T60_6" style:family="text">
      <style:text-properties fo:background-color="#ffffff" fo:font-size="12pt" style:font-size-asian="12pt" style:font-size-complex="12pt"/>
    </style:style>
    <style:style style:name="T60_7" style:family="text">
      <style:text-properties fo:background-color="#ffffff" fo:font-size="12pt" style:font-size-asian="12pt" style:font-size-complex="12pt"/>
    </style:style>
    <style:style style:name="T60_8" style:family="text">
      <style:text-properties fo:background-color="#ffffff" fo:font-size="12pt" style:font-size-asian="12pt" style:font-size-complex="12pt"/>
    </style:style>
    <style:style style:name="T60_9" style:family="text">
      <style:text-properties fo:background-color="#ffffff" fo:font-size="12pt" style:font-size-asian="12pt" style:font-size-complex="12pt"/>
    </style:style>
    <style:style style:name="T60_10" style:family="text">
      <style:text-properties fo:background-color="#ffffff" fo:font-size="12pt" style:font-size-asian="12pt" style:font-size-complex="12pt"/>
    </style:style>
    <style:style style:name="T60_11" style:family="text">
      <style:text-properties fo:background-color="#ffffff" fo:font-size="12pt" style:font-size-asian="12pt" style:font-size-complex="12pt"/>
    </style:style>
    <style:style style:name="T60_12" style:family="text">
      <style:text-properties fo:background-color="#ffffff" fo:font-size="12pt" style:font-size-asian="12pt" style:font-size-complex="12pt"/>
    </style:style>
    <style:style style:name="T60_13" style:family="text">
      <style:text-properties fo:background-color="#ffffff" fo:font-size="12pt" style:font-size-asian="12pt" style:font-size-complex="12pt"/>
    </style:style>
    <style:style style:name="T60_14" style:family="text">
      <style:text-properties fo:background-color="#ffffff" fo:font-size="12pt" style:font-size-asian="12pt" style:font-size-complex="12pt"/>
    </style:style>
    <style:style style:name="T60_15" style:family="text">
      <style:text-properties fo:background-color="#ffffff" fo:font-size="12pt" style:font-size-asian="12pt" style:font-size-complex="12pt"/>
    </style:style>
    <style:style style:name="T60_16" style:family="text">
      <style:text-properties fo:background-color="#ffffff" fo:font-size="12pt" style:font-size-asian="12pt" style:font-size-complex="12pt"/>
    </style:style>
    <style:style style:name="T60_17" style:family="text">
      <style:text-properties fo:background-color="#ffffff" fo:font-size="12pt" style:font-size-asian="12pt" style:font-size-complex="12pt"/>
    </style:style>
    <style:style style:name="T60_18" style:family="text">
      <style:text-properties fo:background-color="#ffffff" fo:font-size="12pt" style:font-size-asian="12pt" style:font-size-complex="12pt"/>
    </style:style>
    <style:style style:name="T60_19" style:family="text">
      <style:text-properties fo:background-color="#ffffff" fo:font-size="12pt" style:font-size-asian="12pt" style:font-size-complex="12pt"/>
    </style:style>
    <style:style style:name="T60_20" style:family="text">
      <style:text-properties fo:background-color="#ffffff" fo:font-size="12pt" style:font-size-asian="12pt" style:font-size-complex="12pt"/>
    </style:style>
    <style:style style:name="T60_21" style:family="text">
      <style:text-properties fo:background-color="#ffffff" fo:font-size="12pt" style:font-size-asian="12pt" style:font-size-complex="12pt"/>
    </style:style>
    <style:style style:name="T60_22" style:family="text">
      <style:text-properties fo:background-color="#ffffff" fo:font-size="12pt" style:font-size-asian="12pt" style:font-size-complex="12pt"/>
    </style:style>
    <style:style style:name="T60_23" style:family="text">
      <style:text-properties fo:background-color="#ffffff" fo:font-size="12pt" style:font-size-asian="12pt" style:font-size-complex="12pt"/>
    </style:style>
    <style:style style:name="T60_24" style:family="text">
      <style:text-properties fo:background-color="#ffffff" fo:font-size="12pt" style:font-size-asian="12pt" style:font-size-complex="12pt"/>
    </style:style>
    <style:style style:name="T60_25" style:family="text">
      <style:text-properties fo:background-color="#ffffff" fo:font-size="12pt" style:font-size-asian="12pt" style:font-size-complex="12pt"/>
    </style:style>
    <style:style style:name="T60_26" style:family="text">
      <style:text-properties fo:background-color="#ffffff" fo:font-size="12pt" style:font-size-asian="12pt" style:font-size-complex="12pt"/>
    </style:style>
    <style:style style:name="T60_27" style:family="text">
      <style:text-properties fo:background-color="#ffffff" fo:font-size="12pt" style:font-size-asian="12pt" style:font-size-complex="12pt"/>
    </style:style>
    <style:style style:name="T60_28" style:family="text">
      <style:text-properties fo:background-color="#ffffff" fo:font-size="12pt" style:font-size-asian="12pt" style:font-size-complex="12pt"/>
    </style:style>
    <style:style style:name="T60_29" style:family="text">
      <style:text-properties fo:background-color="#ffffff" fo:font-size="12pt" style:font-size-asian="12pt" style:font-size-complex="12pt"/>
    </style:style>
    <style:style style:name="T60_30" style:family="text">
      <style:text-properties fo:background-color="#ffffff" fo:font-size="12pt" style:font-size-asian="12pt" style:font-size-complex="12pt"/>
    </style:style>
    <style:style style:name="T60_31" style:family="text">
      <style:text-properties fo:background-color="#ffffff" fo:font-size="12pt" style:font-size-asian="12pt" style:font-size-complex="12pt"/>
    </style:style>
    <style:style style:name="T60_32" style:family="text">
      <style:text-properties fo:background-color="#ffffff" fo:font-size="12pt" style:font-size-asian="12pt" style:font-size-complex="12pt"/>
    </style:style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1_2" style:family="text">
      <style:text-properties fo:background-color="#ffffff" fo:font-size="12pt" style:font-size-asian="12pt" style:font-size-complex="12pt"/>
    </style:style>
    <style:style style:name="T61_3" style:family="text">
      <style:text-properties fo:background-color="#ffffff" fo:font-size="12pt" style:font-size-asian="12pt" style:font-size-complex="12pt"/>
    </style:style>
    <style:style style:name="T61_4" style:family="text">
      <style:text-properties fo:background-color="#ffffff" fo:font-size="12pt" style:font-size-asian="12pt" style:font-size-complex="12pt"/>
    </style:style>
    <style:style style:name="T61_5" style:family="text">
      <style:text-properties fo:background-color="#ffffff" fo:font-size="12pt" style:font-size-asian="12pt" style:font-size-complex="12pt"/>
    </style:style>
    <style:style style:name="T61_6" style:family="text">
      <style:text-properties fo:background-color="#ffffff" fo:font-size="12pt" style:font-size-asian="12pt" style:font-size-complex="12pt"/>
    </style:style>
    <style:style style:name="T61_7" style:family="text">
      <style:text-properties fo:background-color="#ffffff" fo:font-size="12pt" style:font-size-asian="12pt" style:font-size-complex="12pt"/>
    </style:style>
    <style:style style:name="T61_8" style:family="text">
      <style:text-properties fo:background-color="#ffffff" fo:font-size="12pt" style:font-size-asian="12pt" style:font-size-complex="12pt"/>
    </style:style>
    <style:style style:name="T61_9" style:family="text">
      <style:text-properties fo:background-color="#ffffff" fo:font-size="12pt" style:font-size-asian="12pt" style:font-size-complex="12pt"/>
    </style:style>
    <style:style style:name="T61_10" style:family="text">
      <style:text-properties fo:background-color="#ffffff" fo:font-size="12pt" style:font-size-asian="12pt" style:font-size-complex="12pt"/>
    </style:style>
    <style:style style:name="T61_11" style:family="text">
      <style:text-properties fo:background-color="#ffffff" fo:font-size="12pt" style:font-size-asian="12pt" style:font-size-complex="12pt"/>
    </style:style>
    <style:style style:name="T61_12" style:family="text">
      <style:text-properties fo:background-color="#ffffff" fo:font-size="12pt" style:font-size-asian="12pt" style:font-size-complex="12pt"/>
    </style:style>
    <style:style style:name="T61_13" style:family="text">
      <style:text-properties fo:background-color="#ffffff" fo:font-size="12pt" style:font-size-asian="12pt" style:font-size-complex="12pt"/>
    </style:style>
    <style:style style:name="T61_14" style:family="text">
      <style:text-properties fo:background-color="#ffffff" fo:font-size="12pt" style:font-size-asian="12pt" style:font-size-complex="12pt"/>
    </style:style>
    <style:style style:name="T61_15" style:family="text">
      <style:text-properties fo:background-color="#ffffff" fo:font-size="12pt" style:font-size-asian="12pt" style:font-size-complex="12pt"/>
    </style:style>
    <style:style style:name="T61_16" style:family="text">
      <style:text-properties fo:background-color="#ffffff" fo:font-size="12pt" style:font-size-asian="12pt" style:font-size-complex="12pt"/>
    </style:style>
    <style:style style:name="T61_17" style:family="text">
      <style:text-properties fo:background-color="#ffffff" fo:font-size="12pt" style:font-size-asian="12pt" style:font-size-complex="12pt"/>
    </style:style>
    <style:style style:name="T61_18" style:family="text">
      <style:text-properties fo:background-color="#ffffff" fo:font-size="12pt" style:font-size-asian="12pt" style:font-size-complex="12pt"/>
    </style:style>
    <style:style style:name="T61_19" style:family="text">
      <style:text-properties fo:background-color="#ffffff" fo:font-size="12pt" style:font-size-asian="12pt" style:font-size-complex="12pt"/>
    </style:style>
    <style:style style:name="T61_20" style:family="text">
      <style:text-properties fo:background-color="#ffffff" fo:font-size="12pt" style:font-size-asian="12pt" style:font-size-complex="12pt"/>
    </style:style>
    <style:style style:name="T61_21" style:family="text">
      <style:text-properties fo:background-color="#ffffff" fo:font-size="12pt" style:font-size-asian="12pt" style:font-size-complex="12pt"/>
    </style:style>
    <style:style style:name="T61_22" style:family="text">
      <style:text-properties fo:background-color="#ffffff" fo:font-size="12pt" style:font-size-asian="12pt" style:font-size-complex="12pt"/>
    </style:style>
    <style:style style:name="T61_23" style:family="text">
      <style:text-properties fo:background-color="#ffffff" fo:font-size="12pt" style:font-size-asian="12pt" style:font-size-complex="12pt"/>
    </style:style>
    <style:style style:name="T61_24" style:family="text">
      <style:text-properties fo:background-color="#ffffff" fo:font-size="12pt" style:font-size-asian="12pt" style:font-size-complex="12pt"/>
    </style:style>
    <style:style style:name="T61_25" style:family="text">
      <style:text-properties fo:background-color="#ffffff" fo:font-size="12pt" style:font-size-asian="12pt" style:font-size-complex="12pt"/>
    </style:style>
    <style:style style:name="T61_26" style:family="text">
      <style:text-properties fo:background-color="#ffffff" fo:font-size="12pt" style:font-size-asian="12pt" style:font-size-complex="12pt"/>
    </style:style>
    <style:style style:name="T61_27" style:family="text">
      <style:text-properties fo:background-color="#ffffff" fo:font-size="12pt" style:font-size-asian="12pt" style:font-size-complex="12pt"/>
    </style:style>
    <style:style style:name="T61_28" style:family="text">
      <style:text-properties fo:background-color="#ffffff" fo:font-size="12pt" style:font-size-asian="12pt" style:font-size-complex="12pt"/>
    </style:style>
    <style:style style:name="T61_29" style:family="text">
      <style:text-properties fo:background-color="#ffffff" fo:font-size="12pt" style:font-size-asian="12pt" style:font-size-complex="12pt"/>
    </style:style>
    <style:style style:name="T61_30" style:family="text">
      <style:text-properties fo:background-color="#ffffff" fo:font-size="12pt" style:font-size-asian="12pt" style:font-size-complex="12pt"/>
    </style:style>
    <style:style style:name="T61_31" style:family="text">
      <style:text-properties fo:background-color="#ffffff" fo:font-size="12pt" style:font-size-asian="12pt" style:font-size-complex="12pt"/>
    </style:style>
    <style:style style:name="T61_32" style:family="text">
      <style:text-properties fo:background-color="#ffffff" fo:font-size="12pt" style:font-size-asian="12pt" style:font-size-complex="12pt"/>
    </style:style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2_2" style:family="text">
      <style:text-properties fo:background-color="#ffffff" fo:font-size="12pt" style:font-size-asian="12pt" style:font-size-complex="12pt"/>
    </style:style>
    <style:style style:name="T62_3" style:family="text">
      <style:text-properties fo:background-color="#ffffff" fo:font-size="12pt" style:font-size-asian="12pt" style:font-size-complex="12pt"/>
    </style:style>
    <style:style style:name="T62_4" style:family="text">
      <style:text-properties fo:background-color="#ffffff" fo:font-size="12pt" style:font-size-asian="12pt" style:font-size-complex="12pt"/>
    </style:style>
    <style:style style:name="T62_5" style:family="text">
      <style:text-properties fo:background-color="#ffffff" fo:font-size="12pt" style:font-size-asian="12pt" style:font-size-complex="12pt"/>
    </style:style>
    <style:style style:name="T62_6" style:family="text">
      <style:text-properties fo:background-color="#ffffff" fo:font-size="12pt" style:font-size-asian="12pt" style:font-size-complex="12pt"/>
    </style:style>
    <style:style style:name="T62_7" style:family="text">
      <style:text-properties fo:background-color="#ffffff" fo:font-size="12pt" style:font-size-asian="12pt" style:font-size-complex="12pt"/>
    </style:style>
    <style:style style:name="T62_8" style:family="text">
      <style:text-properties fo:background-color="#ffffff" fo:font-size="12pt" style:font-size-asian="12pt" style:font-size-complex="12pt"/>
    </style:style>
    <style:style style:name="T62_9" style:family="text">
      <style:text-properties fo:background-color="#ffffff" fo:font-size="12pt" style:font-size-asian="12pt" style:font-size-complex="12pt"/>
    </style:style>
    <style:style style:name="T62_10" style:family="text">
      <style:text-properties fo:background-color="#ffffff" fo:font-size="12pt" style:font-size-asian="12pt" style:font-size-complex="12pt"/>
    </style:style>
    <style:style style:name="T62_11" style:family="text">
      <style:text-properties fo:background-color="#ffffff" fo:font-size="12pt" style:font-size-asian="12pt" style:font-size-complex="12pt"/>
    </style:style>
    <style:style style:name="T62_12" style:family="text">
      <style:text-properties fo:background-color="#ffffff" fo:font-size="12pt" style:font-size-asian="12pt" style:font-size-complex="12pt"/>
    </style:style>
    <style:style style:name="T62_13" style:family="text">
      <style:text-properties fo:background-color="#ffffff" fo:font-size="12pt" style:font-size-asian="12pt" style:font-size-complex="12pt"/>
    </style:style>
    <style:style style:name="T62_14" style:family="text">
      <style:text-properties fo:background-color="#ffffff" fo:font-size="12pt" style:font-size-asian="12pt" style:font-size-complex="12pt"/>
    </style:style>
    <style:style style:name="T62_15" style:family="text">
      <style:text-properties fo:background-color="#ffffff" fo:font-size="12pt" style:font-size-asian="12pt" style:font-size-complex="12pt"/>
    </style:style>
    <style:style style:name="T62_16" style:family="text">
      <style:text-properties fo:background-color="#ffffff" fo:font-size="12pt" style:font-size-asian="12pt" style:font-size-complex="12pt"/>
    </style:style>
    <style:style style:name="T62_17" style:family="text">
      <style:text-properties fo:background-color="#ffffff" fo:font-size="12pt" style:font-size-asian="12pt" style:font-size-complex="12pt"/>
    </style:style>
    <style:style style:name="T62_18" style:family="text">
      <style:text-properties fo:background-color="#ffffff" fo:font-size="12pt" style:font-size-asian="12pt" style:font-size-complex="12pt"/>
    </style:style>
    <style:style style:name="T62_19" style:family="text">
      <style:text-properties fo:background-color="#ffffff" fo:font-size="12pt" style:font-size-asian="12pt" style:font-size-complex="12pt"/>
    </style:style>
    <style:style style:name="T62_20" style:family="text">
      <style:text-properties fo:background-color="#ffffff" fo:font-size="12pt" style:font-size-asian="12pt" style:font-size-complex="12pt"/>
    </style:style>
    <style:style style:name="T62_21" style:family="text">
      <style:text-properties fo:background-color="#ffffff" fo:font-size="12pt" style:font-size-asian="12pt" style:font-size-complex="12pt"/>
    </style:style>
    <style:style style:name="T62_22" style:family="text">
      <style:text-properties fo:background-color="#ffffff" fo:font-size="12pt" style:font-size-asian="12pt" style:font-size-complex="12pt"/>
    </style:style>
    <style:style style:name="T62_23" style:family="text">
      <style:text-properties fo:background-color="#ffffff" fo:font-size="12pt" style:font-size-asian="12pt" style:font-size-complex="12pt"/>
    </style:style>
    <style:style style:name="T62_24" style:family="text">
      <style:text-properties fo:background-color="#ffffff" fo:font-size="12pt" style:font-size-asian="12pt" style:font-size-complex="12pt"/>
    </style:style>
    <style:style style:name="T62_25" style:family="text">
      <style:text-properties fo:background-color="#ffffff" fo:font-size="12pt" style:font-size-asian="12pt" style:font-size-complex="12pt"/>
    </style:style>
    <style:style style:name="T62_26" style:family="text">
      <style:text-properties fo:background-color="#ffffff" fo:font-size="12pt" style:font-size-asian="12pt" style:font-size-complex="12pt"/>
    </style:style>
    <style:style style:name="T62_27" style:family="text">
      <style:text-properties fo:background-color="#ffffff" fo:font-size="12pt" style:font-size-asian="12pt" style:font-size-complex="12pt"/>
    </style:style>
    <style:style style:name="T62_28" style:family="text">
      <style:text-properties fo:background-color="#ffffff" fo:font-size="12pt" style:font-size-asian="12pt" style:font-size-complex="12pt"/>
    </style:style>
    <style:style style:name="T62_29" style:family="text">
      <style:text-properties fo:background-color="#ffffff" fo:font-size="12pt" style:font-size-asian="12pt" style:font-size-complex="12pt"/>
    </style:style>
    <style:style style:name="T62_30" style:family="text">
      <style:text-properties fo:background-color="#ffffff" fo:font-size="12pt" style:font-size-asian="12pt" style:font-size-complex="12pt"/>
    </style:style>
    <style:style style:name="T62_31" style:family="text">
      <style:text-properties fo:background-color="#ffffff" fo:font-size="12pt" style:font-size-asian="12pt" style:font-size-complex="12pt"/>
    </style:style>
    <style:style style:name="T62_32" style:family="text">
      <style:text-properties fo:background-color="#ffffff" fo:font-size="12pt" style:font-size-asian="12pt" style:font-size-complex="12pt"/>
    </style:style>
    <style:style style:name="T62_33" style:family="text">
      <style:text-properties fo:background-color="#ffffff" fo:font-size="12pt" style:font-size-asian="12pt" style:font-size-complex="12pt"/>
    </style:style>
    <style:style style:name="T62_34" style:family="text">
      <style:text-properties fo:background-color="#ffffff" fo:font-size="12pt" style:font-size-asian="12pt" style:font-size-complex="12pt"/>
    </style:style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3_2" style:family="text">
      <style:text-properties fo:background-color="#ffffff" fo:font-size="12pt" style:font-size-asian="12pt" style:font-size-complex="12pt"/>
    </style:style>
    <style:style style:name="T63_3" style:family="text">
      <style:text-properties fo:background-color="#ffffff" fo:font-size="12pt" style:font-size-asian="12pt" style:font-size-complex="12pt"/>
    </style:style>
    <style:style style:name="T63_4" style:family="text">
      <style:text-properties fo:background-color="#ffffff" fo:font-size="12pt" style:font-size-asian="12pt" style:font-size-complex="12pt"/>
    </style:style>
    <style:style style:name="T63_5" style:family="text">
      <style:text-properties fo:background-color="#ffffff" fo:font-size="12pt" style:font-size-asian="12pt" style:font-size-complex="12pt"/>
    </style:style>
    <style:style style:name="T63_6" style:family="text">
      <style:text-properties fo:background-color="#ffffff" fo:font-size="12pt" style:font-size-asian="12pt" style:font-size-complex="12pt"/>
    </style:style>
    <style:style style:name="T63_7" style:family="text">
      <style:text-properties fo:background-color="#ffffff" fo:font-size="12pt" style:font-size-asian="12pt" style:font-size-complex="12pt"/>
    </style:style>
    <style:style style:name="T63_8" style:family="text">
      <style:text-properties fo:background-color="#ffffff" fo:font-size="12pt" style:font-size-asian="12pt" style:font-size-complex="12pt"/>
    </style:style>
    <style:style style:name="T63_9" style:family="text">
      <style:text-properties fo:background-color="#ffffff" fo:font-size="12pt" style:font-size-asian="12pt" style:font-size-complex="12pt"/>
    </style:style>
    <style:style style:name="T63_10" style:family="text">
      <style:text-properties fo:background-color="#ffffff" fo:font-size="12pt" style:font-size-asian="12pt" style:font-size-complex="12pt"/>
    </style:style>
    <style:style style:name="T63_11" style:family="text">
      <style:text-properties fo:background-color="#ffffff" fo:font-size="12pt" style:font-size-asian="12pt" style:font-size-complex="12pt"/>
    </style:style>
    <style:style style:name="T63_12" style:family="text">
      <style:text-properties fo:background-color="#ffffff" fo:font-size="12pt" style:font-size-asian="12pt" style:font-size-complex="12pt"/>
    </style:style>
    <style:style style:name="T63_13" style:family="text">
      <style:text-properties fo:background-color="#ffffff" fo:font-size="12pt" style:font-size-asian="12pt" style:font-size-complex="12pt"/>
    </style:style>
    <style:style style:name="T63_14" style:family="text">
      <style:text-properties fo:background-color="#ffffff" fo:font-size="12pt" style:font-size-asian="12pt" style:font-size-complex="12pt"/>
    </style:style>
    <style:style style:name="T63_15" style:family="text">
      <style:text-properties fo:background-color="#ffffff" fo:font-size="12pt" style:font-size-asian="12pt" style:font-size-complex="12pt"/>
    </style:style>
    <style:style style:name="T63_16" style:family="text">
      <style:text-properties fo:background-color="#ffffff" fo:font-size="12pt" style:font-size-asian="12pt" style:font-size-complex="12pt"/>
    </style:style>
    <style:style style:name="T63_17" style:family="text">
      <style:text-properties fo:background-color="#ffffff" fo:font-size="12pt" style:font-size-asian="12pt" style:font-size-complex="12pt"/>
    </style:style>
    <style:style style:name="T63_18" style:family="text">
      <style:text-properties fo:background-color="#ffffff" fo:font-size="12pt" style:font-size-asian="12pt" style:font-size-complex="12pt"/>
    </style:style>
    <style:style style:name="T63_19" style:family="text">
      <style:text-properties fo:background-color="#ffffff" fo:font-size="12pt" style:font-size-asian="12pt" style:font-size-complex="12pt"/>
    </style:style>
    <style:style style:name="T63_20" style:family="text">
      <style:text-properties fo:background-color="#ffffff" fo:font-size="12pt" style:font-size-asian="12pt" style:font-size-complex="12pt"/>
    </style:style>
    <style:style style:name="T63_21" style:family="text">
      <style:text-properties fo:background-color="#ffffff" fo:font-size="12pt" style:font-size-asian="12pt" style:font-size-complex="12pt"/>
    </style:style>
    <style:style style:name="T63_22" style:family="text">
      <style:text-properties fo:background-color="#ffffff" fo:font-size="12pt" style:font-size-asian="12pt" style:font-size-complex="12pt"/>
    </style:style>
    <style:style style:name="T63_23" style:family="text">
      <style:text-properties fo:background-color="#ffffff" fo:font-size="12pt" style:font-size-asian="12pt" style:font-size-complex="12pt"/>
    </style:style>
    <style:style style:name="T63_24" style:family="text">
      <style:text-properties fo:background-color="#ffffff" fo:font-size="12pt" style:font-size-asian="12pt" style:font-size-complex="12pt"/>
    </style:style>
    <style:style style:name="T63_25" style:family="text">
      <style:text-properties fo:background-color="#ffffff" fo:font-size="12pt" style:font-size-asian="12pt" style:font-size-complex="12pt"/>
    </style:style>
    <style:style style:name="T63_26" style:family="text">
      <style:text-properties fo:background-color="#ffffff" fo:font-size="12pt" style:font-size-asian="12pt" style:font-size-complex="12pt"/>
    </style:style>
    <style:style style:name="T63_27" style:family="text">
      <style:text-properties fo:background-color="#ffffff" fo:font-size="12pt" style:font-size-asian="12pt" style:font-size-complex="12pt"/>
    </style:style>
    <style:style style:name="T63_28" style:family="text">
      <style:text-properties fo:background-color="#ffffff" fo:font-size="12pt" style:font-size-asian="12pt" style:font-size-complex="12pt"/>
    </style:style>
    <style:style style:name="T63_29" style:family="text">
      <style:text-properties fo:background-color="#ffffff" fo:font-size="12pt" style:font-size-asian="12pt" style:font-size-complex="12pt"/>
    </style:style>
    <style:style style:name="T63_30" style:family="text">
      <style:text-properties fo:background-color="#ffffff" fo:font-size="12pt" style:font-size-asian="12pt" style:font-size-complex="12pt"/>
    </style:style>
    <style:style style:name="T63_31" style:family="text">
      <style:text-properties fo:background-color="#ffffff" fo:font-size="12pt" style:font-size-asian="12pt" style:font-size-complex="12pt"/>
    </style:style>
    <style:style style:name="T63_32" style:family="text">
      <style:text-properties fo:background-color="#ffffff" fo:font-size="12pt" style:font-size-asian="12pt" style:font-size-complex="12pt"/>
    </style:style>
    <style:style style:name="T63_33" style:family="text">
      <style:text-properties fo:background-color="#ffffff" fo:font-size="12pt" style:font-size-asian="12pt" style:font-size-complex="12pt"/>
    </style:style>
    <style:style style:name="T63_34" style:family="text">
      <style:text-properties fo:background-color="#ffffff" fo:font-size="12pt" style:font-size-asian="12pt" style:font-size-complex="12pt"/>
    </style:style>
    <style:style style:name="T63_35" style:family="text">
      <style:text-properties fo:background-color="#ffffff" fo:font-size="12pt" style:font-size-asian="12pt" style:font-size-complex="12pt"/>
    </style:style>
    <style:style style:name="T63_36" style:family="text">
      <style:text-properties fo:background-color="#ffffff" fo:font-size="12pt" style:font-size-asian="12pt" style:font-size-complex="12pt"/>
    </style:style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64_2" style:family="text">
      <style:text-properties fo:background-color="#ffffff" fo:font-size="12pt" style:font-size-asian="12pt" style:font-size-complex="12pt"/>
    </style:style>
    <style:style style:name="T64_3" style:family="text">
      <style:text-properties fo:background-color="#ffffff" fo:font-size="12pt" style:font-size-asian="12pt" style:font-size-complex="12pt"/>
    </style:style>
    <style:style style:name="T64_4" style:family="text">
      <style:text-properties fo:background-color="#ffffff" fo:font-size="12pt" style:font-size-asian="12pt" style:font-size-complex="12pt"/>
    </style:style>
    <style:style style:name="T64_5" style:family="text">
      <style:text-properties fo:background-color="#ffffff" fo:font-size="12pt" style:font-size-asian="12pt" style:font-size-complex="12pt"/>
    </style:style>
    <style:style style:name="T64_6" style:family="text">
      <style:text-properties fo:background-color="#ffffff" fo:font-size="12pt" style:font-size-asian="12pt" style:font-size-complex="12pt"/>
    </style:style>
    <style:style style:name="T64_7" style:family="text">
      <style:text-properties fo:background-color="#ffffff" fo:font-size="12pt" style:font-size-asian="12pt" style:font-size-complex="12pt"/>
    </style:style>
    <style:style style:name="T64_8" style:family="text">
      <style:text-properties fo:background-color="#ffffff" fo:font-size="12pt" style:font-size-asian="12pt" style:font-size-complex="12pt"/>
    </style:style>
    <style:style style:name="T64_9" style:family="text">
      <style:text-properties fo:background-color="#ffffff" fo:font-size="12pt" style:font-size-asian="12pt" style:font-size-complex="12pt"/>
    </style:style>
    <style:style style:name="T64_10" style:family="text">
      <style:text-properties fo:background-color="#ffffff" fo:font-size="12pt" style:font-size-asian="12pt" style:font-size-complex="12pt"/>
    </style:style>
    <style:style style:name="T64_11" style:family="text">
      <style:text-properties fo:background-color="#ffffff" fo:font-size="12pt" style:font-size-asian="12pt" style:font-size-complex="12pt"/>
    </style:style>
    <style:style style:name="T64_12" style:family="text">
      <style:text-properties fo:background-color="#ffffff" fo:font-size="12pt" style:font-size-asian="12pt" style:font-size-complex="12pt"/>
    </style:style>
    <style:style style:name="T64_13" style:family="text">
      <style:text-properties fo:background-color="#ffffff" fo:font-size="12pt" style:font-size-asian="12pt" style:font-size-complex="12pt"/>
    </style:style>
    <style:style style:name="T64_14" style:family="text">
      <style:text-properties fo:background-color="#ffffff" fo:font-size="12pt" style:font-size-asian="12pt" style:font-size-complex="12pt"/>
    </style:style>
    <style:style style:name="T64_15" style:family="text">
      <style:text-properties fo:background-color="#ffffff" fo:font-size="12pt" style:font-size-asian="12pt" style:font-size-complex="12pt"/>
    </style:style>
    <style:style style:name="T64_16" style:family="text">
      <style:text-properties fo:background-color="#ffffff" fo:font-size="12pt" style:font-size-asian="12pt" style:font-size-complex="12pt"/>
    </style:style>
    <style:style style:name="T64_17" style:family="text">
      <style:text-properties fo:background-color="#ffffff" fo:font-size="12pt" style:font-size-asian="12pt" style:font-size-complex="12pt"/>
    </style:style>
    <style:style style:name="T64_18" style:family="text">
      <style:text-properties fo:background-color="#ffffff" fo:font-size="12pt" style:font-size-asian="12pt" style:font-size-complex="12pt"/>
    </style:style>
    <style:style style:name="T64_19" style:family="text">
      <style:text-properties fo:background-color="#ffffff" fo:font-size="12pt" style:font-size-asian="12pt" style:font-size-complex="12pt"/>
    </style:style>
    <style:style style:name="T64_20" style:family="text">
      <style:text-properties fo:background-color="#ffffff" fo:font-size="12pt" style:font-size-asian="12pt" style:font-size-complex="12pt"/>
    </style:style>
    <style:style style:name="T64_21" style:family="text">
      <style:text-properties fo:background-color="#ffffff" fo:font-size="12pt" style:font-size-asian="12pt" style:font-size-complex="12pt"/>
    </style:style>
    <style:style style:name="T64_22" style:family="text">
      <style:text-properties fo:background-color="#ffffff" fo:font-size="12pt" style:font-size-asian="12pt" style:font-size-complex="12pt"/>
    </style:style>
    <style:style style:name="T64_23" style:family="text">
      <style:text-properties fo:background-color="#ffffff" fo:font-size="12pt" style:font-size-asian="12pt" style:font-size-complex="12pt"/>
    </style:style>
    <style:style style:name="T64_24" style:family="text">
      <style:text-properties fo:background-color="#ffffff" fo:font-size="12pt" style:font-size-asian="12pt" style:font-size-complex="12pt"/>
    </style:style>
    <style:style style:name="T64_25" style:family="text">
      <style:text-properties fo:background-color="#ffffff" fo:font-size="12pt" style:font-size-asian="12pt" style:font-size-complex="12pt"/>
    </style:style>
    <style:style style:name="T64_26" style:family="text">
      <style:text-properties fo:background-color="#ffffff" fo:font-size="12pt" style:font-size-asian="12pt" style:font-size-complex="12pt"/>
    </style:style>
    <style:style style:name="T64_27" style:family="text">
      <style:text-properties fo:background-color="#ffffff" fo:font-size="12pt" style:font-size-asian="12pt" style:font-size-complex="12pt"/>
    </style:style>
    <style:style style:name="T64_28" style:family="text">
      <style:text-properties fo:background-color="#ffffff" fo:font-size="12pt" style:font-size-asian="12pt" style:font-size-complex="12pt"/>
    </style:style>
    <style:style style:name="T64_29" style:family="text">
      <style:text-properties fo:background-color="#ffffff" fo:font-size="12pt" style:font-size-asian="12pt" style:font-size-complex="12pt"/>
    </style:style>
    <style:style style:name="T64_30" style:family="text">
      <style:text-properties fo:background-color="#ffffff" fo:font-size="12pt" style:font-size-asian="12pt" style:font-size-complex="12pt"/>
    </style:style>
    <style:style style:name="T64_31" style:family="text">
      <style:text-properties fo:background-color="#ffffff" fo:font-size="12pt" style:font-size-asian="12pt" style:font-size-complex="12pt"/>
    </style:style>
    <style:style style:name="T64_32" style:family="text">
      <style:text-properties fo:background-color="#ffffff" fo:font-size="12pt" style:font-size-asian="12pt" style:font-size-complex="12pt"/>
    </style:style>
    <style:style style:name="T64_33" style:family="text">
      <style:text-properties fo:background-color="#ffffff" fo:font-size="12pt" style:font-size-asian="12pt" style:font-size-complex="12pt"/>
    </style:style>
    <style:style style:name="T64_34" style:family="text">
      <style:text-properties fo:background-color="#ffffff" fo:font-size="12pt" style:font-size-asian="12pt" style:font-size-complex="12pt"/>
    </style:style>
    <style:style style:name="T64_35" style:family="text">
      <style:text-properties fo:background-color="#ffffff" fo:font-size="12pt" style:font-size-asian="12pt" style:font-size-complex="12pt"/>
    </style:style>
    <style:style style:name="T64_36" style:family="text">
      <style:text-properties fo:background-color="#ffffff" fo:font-size="12pt" style:font-size-asian="12pt" style:font-size-complex="12pt"/>
    </style:style>
    <style:style style:name="T64_37" style:family="text">
      <style:text-properties fo:background-color="#ffffff" fo:font-size="12pt" style:font-size-asian="12pt" style:font-size-complex="12pt"/>
    </style:style>
    <style:style style:name="T64_38" style:family="text">
      <style:text-properties fo:background-color="#ffffff" fo:font-size="12pt" style:font-size-asian="12pt" style:font-size-complex="12pt"/>
    </style:style>
    <style:style style:name="T64_39" style:family="text">
      <style:text-properties fo:background-color="#ffffff" fo:font-size="12pt" style:font-size-asian="12pt" style:font-size-complex="12pt"/>
    </style:style>
    <style:style style:name="T64_40" style:family="text">
      <style:text-properties fo:background-color="#ffffff" fo:font-size="12pt" style:font-size-asian="12pt" style:font-size-complex="12pt"/>
    </style:style>
    <style:style style:name="T64_41" style:family="text">
      <style:text-properties fo:background-color="#ffffff" fo:font-size="12pt" style:font-size-asian="12pt" style:font-size-complex="12pt"/>
    </style:style>
    <style:style style:name="T64_42" style:family="text">
      <style:text-properties fo:background-color="#ffffff" fo:font-size="12pt" style:font-size-asian="12pt" style:font-size-complex="12pt"/>
    </style:style>
    <style:style style:name="T64_43" style:family="text">
      <style:text-properties fo:background-color="#ffffff" fo:font-size="12pt" style:font-size-asian="12pt" style:font-size-complex="12pt"/>
    </style:style>
    <style:style style:name="T64_44" style:family="text">
      <style:text-properties fo:background-color="#ffffff" fo:font-size="12pt" style:font-size-asian="12pt" style:font-size-complex="12pt"/>
    </style:style>
    <style:style style:name="T64_45" style:family="text">
      <style:text-properties fo:background-color="#ffffff" fo:font-size="12pt" style:font-size-asian="12pt" style:font-size-complex="12pt"/>
    </style:style>
    <style:style style:name="T64_46" style:family="text">
      <style:text-properties fo:background-color="#ffffff" fo:font-size="12pt" style:font-size-asian="12pt" style:font-size-complex="12pt"/>
    </style:style>
    <style:style style:name="T64_47" style:family="text">
      <style:text-properties fo:background-color="#ffffff" fo:font-size="12pt" style:font-size-asian="12pt" style:font-size-complex="12pt"/>
    </style:style>
    <style:style style:name="T64_48" style:family="text">
      <style:text-properties fo:background-color="#ffffff" fo:font-size="12pt" style:font-size-asian="12pt" style:font-size-complex="12pt"/>
    </style:style>
    <style:style style:name="T64_49" style:family="text">
      <style:text-properties fo:background-color="#ffffff" fo:font-size="12pt" style:font-size-asian="12pt" style:font-size-complex="12pt"/>
    </style:style>
    <style:style style:name="T64_50" style:family="text">
      <style:text-properties fo:background-color="#ffffff" fo:font-size="12pt" style:font-size-asian="12pt" style:font-size-complex="12pt"/>
    </style:style>
    <style:style style:name="T64_51" style:family="text">
      <style:text-properties fo:background-color="#ffffff" fo:font-size="12pt" style:font-size-asian="12pt" style:font-size-complex="12pt"/>
    </style:style>
    <style:style style:name="T64_52" style:family="text">
      <style:text-properties fo:background-color="#ffffff" fo:font-size="12pt" style:font-size-asian="12pt" style:font-size-complex="12pt"/>
    </style:style>
    <style:style style:name="T64_53" style:family="text">
      <style:text-properties fo:background-color="#ffffff" fo:font-size="12pt" style:font-size-asian="12pt" style:font-size-complex="12pt"/>
    </style:style>
    <style:style style:name="T64_54" style:family="text">
      <style:text-properties fo:background-color="#ffffff" fo:font-size="12pt" style:font-size-asian="12pt" style:font-size-complex="12pt"/>
    </style:style>
    <style:style style:name="T64_55" style:family="text">
      <style:text-properties fo:background-color="#ffffff" fo:font-size="12pt" style:font-size-asian="12pt" style:font-size-complex="12pt"/>
    </style:style>
    <style:style style:name="T64_56" style:family="text">
      <style:text-properties fo:background-color="#ffffff" fo:font-size="12pt" style:font-size-asian="12pt" style:font-size-complex="12pt"/>
    </style:style>
    <style:style style:name="T64_57" style:family="text">
      <style:text-properties fo:background-color="#ffffff" fo:font-size="12pt" style:font-size-asian="12pt" style:font-size-complex="12pt"/>
    </style:style>
    <style:style style:name="T64_58" style:family="text">
      <style:text-properties fo:background-color="#ffffff" fo:font-size="12pt" style:font-size-asian="12pt" style:font-size-complex="12pt"/>
    </style:style>
    <style:style style:name="T64_59" style:family="text">
      <style:text-properties fo:background-color="#ffffff" fo:font-size="12pt" style:font-size-asian="12pt" style:font-size-complex="12pt"/>
    </style:style>
    <style:style style:name="T64_60" style:family="text">
      <style:text-properties fo:background-color="#ffffff" fo:font-size="12pt" style:font-size-asian="12pt" style:font-size-complex="12pt"/>
    </style:style>
    <style:style style:name="T64_61" style:family="text">
      <style:text-properties fo:background-color="#ffffff" fo:font-size="12pt" style:font-size-asian="12pt" style:font-size-complex="12pt"/>
    </style:style>
    <style:style style:name="T64_62" style:family="text">
      <style:text-properties fo:background-color="#ffffff" fo:font-size="12pt" style:font-size-asian="12pt" style:font-size-complex="12pt"/>
    </style:style>
    <style:style style:name="T64_63" style:family="text">
      <style:text-properties fo:background-color="#ffffff" fo:font-size="12pt" style:font-size-asian="12pt" style:font-size-complex="12pt"/>
    </style:style>
    <style:style style:name="T64_64" style:family="text">
      <style:text-properties fo:background-color="#ffffff" fo:font-size="12pt" style:font-size-asian="12pt" style:font-size-complex="12pt"/>
    </style:style>
    <style:style style:name="T64_65" style:family="text">
      <style:text-properties fo:background-color="#ffffff" fo:font-size="12pt" style:font-size-asian="12pt" style:font-size-complex="12pt"/>
    </style:style>
    <style:style style:name="T64_66" style:family="text">
      <style:text-properties fo:background-color="#ffffff" fo:font-size="12pt" style:font-size-asian="12pt" style:font-size-complex="12pt"/>
    </style:style>
    <style:style style:name="T64_67" style:family="text">
      <style:text-properties fo:background-color="#ffffff" fo:font-size="12pt" style:font-size-asian="12pt" style:font-size-complex="12pt"/>
    </style:style>
    <style:style style:name="T64_68" style:family="text">
      <style:text-properties fo:background-color="#ffffff" fo:font-size="12pt" style:font-size-asian="12pt" style:font-size-complex="12pt"/>
    </style:style>
    <style:style style:name="T64_69" style:family="text">
      <style:text-properties fo:background-color="#ffffff" fo:font-size="12pt" style:font-size-asian="12pt" style:font-size-complex="12pt"/>
    </style:style>
    <style:style style:name="T64_70" style:family="text">
      <style:text-properties fo:background-color="#ffffff" fo:font-size="12pt" style:font-size-asian="12pt" style:font-size-complex="12pt"/>
    </style:style>
    <style:style style:name="T64_71" style:family="text">
      <style:text-properties fo:background-color="#ffffff" fo:font-size="12pt" style:font-size-asian="12pt" style:font-size-complex="12pt"/>
    </style:style>
    <style:style style:name="T64_72" style:family="text">
      <style:text-properties fo:background-color="#ffffff" fo:font-size="12pt" style:font-size-asian="12pt" style:font-size-complex="12pt"/>
    </style:style>
    <style:style style:name="P65" style:family="paragraph" style:parent-style-name="Standard">
      <style:paragraph-properties fo:break-before="auto" fo:line-height="115%" fo:margin-top="0cm" fo:margin-bottom="0cm" style:writing-mode="lr-tb"/>
    </style:style>
    <style:style style:name="T65_1" style:family="text">
      <style:text-properties fo:background-color="#ffffff" fo:font-size="12pt" style:font-size-asian="12pt" style:font-size-complex="12pt"/>
    </style:style>
    <style:style style:name="T65_2" style:family="text">
      <style:text-properties fo:background-color="#ffffff" fo:font-size="12pt" style:font-size-asian="12pt" style:font-size-complex="12pt"/>
    </style:style>
    <style:style style:name="T65_3" style:family="text">
      <style:text-properties fo:background-color="#ffffff" fo:font-size="12pt" style:font-size-asian="12pt" style:font-size-complex="12pt"/>
    </style:style>
    <style:style style:name="T65_4" style:family="text">
      <style:text-properties fo:background-color="#ffffff" style:text-position="sub 58%" fo:font-size="12pt" style:font-size-asian="12pt" style:font-size-complex="12pt"/>
    </style:style>
    <style:style style:name="T65_5" style:family="text">
      <style:text-properties fo:background-color="#ffffff" fo:font-size="12pt" style:font-size-asian="12pt" style:font-size-complex="12pt"/>
    </style:style>
    <style:style style:name="T65_6" style:family="text">
      <style:text-properties fo:background-color="#ffffff" fo:font-size="12pt" style:font-size-asian="12pt" style:font-size-complex="12pt"/>
    </style:style>
    <style:style style:name="T65_7" style:family="text">
      <style:text-properties fo:background-color="#ffffff" style:text-position="sub 58%" fo:font-size="12pt" style:font-size-asian="12pt" style:font-size-complex="12pt"/>
    </style:style>
    <style:style style:name="T65_8" style:family="text">
      <style:text-properties fo:background-color="#ffffff" fo:font-size="12pt" style:font-size-asian="12pt" style:font-size-complex="12pt"/>
    </style:style>
    <style:style style:name="T65_9" style:family="text">
      <style:text-properties fo:background-color="#ffffff" fo:font-size="12pt" style:font-size-asian="12pt" style:font-size-complex="12pt"/>
    </style:style>
    <style:style style:name="T65_10" style:family="text">
      <style:text-properties fo:background-color="#ffffff" style:text-position="sub 58%" fo:font-size="12pt" style:font-size-asian="12pt" style:font-size-complex="12pt"/>
    </style:style>
    <style:style style:name="T65_11" style:family="text">
      <style:text-properties fo:background-color="#ffffff" fo:font-size="12pt" style:font-size-asian="12pt" style:font-size-complex="12pt"/>
    </style:style>
    <style:style style:name="T65_12" style:family="text">
      <style:text-properties fo:background-color="#ffffff" fo:font-size="12pt" style:font-size-asian="12pt" style:font-size-complex="12pt"/>
    </style:style>
    <style:style style:name="T65_13" style:family="text">
      <style:text-properties fo:background-color="#ffffff" style:text-position="sub 58%" fo:font-size="12pt" style:font-size-asian="12pt" style:font-size-complex="12pt"/>
    </style:style>
    <style:style style:name="T65_14" style:family="text">
      <style:text-properties fo:background-color="#ffffff" fo:font-size="12pt" style:font-size-asian="12pt" style:font-size-complex="12pt"/>
    </style:style>
    <style:style style:name="T65_15" style:family="text">
      <style:text-properties fo:background-color="#ffffff" fo:font-size="12pt" style:font-size-asian="12pt" style:font-size-complex="12pt"/>
    </style:style>
    <style:style style:name="T65_16" style:family="text">
      <style:text-properties fo:background-color="#ffffff" fo:font-size="12pt" style:font-size-asian="12pt" style:font-size-complex="12pt"/>
    </style:style>
    <style:style style:name="T65_17" style:family="text">
      <style:text-properties fo:background-color="#ffffff" fo:font-size="12pt" style:font-size-asian="12pt" style:font-size-complex="12pt"/>
    </style:style>
    <style:style style:name="T65_18" style:family="text">
      <style:text-properties fo:background-color="#ffffff" fo:font-size="12pt" style:font-size-asian="12pt" style:font-size-complex="12pt"/>
    </style:style>
    <style:style style:name="T65_19" style:family="text">
      <style:text-properties fo:background-color="#ffffff" fo:font-size="12pt" style:font-size-asian="12pt" style:font-size-complex="12pt"/>
    </style:style>
    <style:style style:name="T65_20" style:family="text">
      <style:text-properties fo:background-color="#ffffff" fo:font-size="12pt" style:font-size-asian="12pt" style:font-size-complex="12pt"/>
    </style:style>
    <style:style style:name="T65_21" style:family="text">
      <style:text-properties fo:background-color="#ffffff" fo:font-size="12pt" style:font-size-asian="12pt" style:font-size-complex="12pt"/>
    </style:style>
    <style:style style:name="T65_22" style:family="text">
      <style:text-properties fo:background-color="#ffffff" fo:font-size="12pt" style:font-size-asian="12pt" style:font-size-complex="12pt"/>
    </style:style>
    <style:style style:name="T65_23" style:family="text">
      <style:text-properties fo:background-color="#ffffff" fo:font-size="12pt" style:font-size-asian="12pt" style:font-size-complex="12pt"/>
    </style:style>
    <style:style style:name="T65_24" style:family="text">
      <style:text-properties fo:background-color="#ffffff" fo:font-size="12pt" style:font-size-asian="12pt" style:font-size-complex="12pt"/>
    </style:style>
    <style:style style:name="T65_25" style:family="text">
      <style:text-properties fo:background-color="#ffffff" fo:font-size="12pt" style:font-size-asian="12pt" style:font-size-complex="12pt"/>
    </style:style>
    <style:style style:name="T65_26" style:family="text">
      <style:text-properties fo:background-color="#ffffff" fo:font-size="12pt" style:font-size-asian="12pt" style:font-size-complex="12pt"/>
    </style:style>
    <style:style style:name="T65_27" style:family="text">
      <style:text-properties fo:background-color="#ffffff" fo:font-size="12pt" style:font-size-asian="12pt" style:font-size-complex="12pt"/>
    </style:style>
    <style:style style:name="T65_28" style:family="text">
      <style:text-properties fo:background-color="#ffffff" fo:font-size="12pt" style:font-size-asian="12pt" style:font-size-complex="12pt"/>
    </style:style>
    <style:style style:name="T65_29" style:family="text">
      <style:text-properties fo:background-color="#ffffff" fo:font-size="12pt" style:font-size-asian="12pt" style:font-size-complex="12pt"/>
    </style:style>
    <style:style style:name="T65_30" style:family="text">
      <style:text-properties fo:background-color="#ffffff" fo:font-size="12pt" style:font-size-asian="12pt" style:font-size-complex="12pt"/>
    </style:style>
    <style:style style:name="T65_31" style:family="text">
      <style:text-properties fo:background-color="#ffffff" fo:font-size="12pt" style:font-size-asian="12pt" style:font-size-complex="12pt"/>
    </style:style>
    <style:style style:name="T65_32" style:family="text">
      <style:text-properties fo:background-color="#ffffff" fo:font-size="12pt" style:font-size-asian="12pt" style:font-size-complex="12pt"/>
    </style:style>
    <style:style style:name="T65_33" style:family="text">
      <style:text-properties fo:background-color="#ffffff" fo:font-size="12pt" style:font-size-asian="12pt" style:font-size-complex="12pt"/>
    </style:style>
    <style:style style:name="T65_34" style:family="text">
      <style:text-properties fo:background-color="#ffffff" fo:font-size="12pt" style:font-size-asian="12pt" style:font-size-complex="12pt"/>
    </style:style>
    <style:style style:name="T65_35" style:family="text">
      <style:text-properties fo:background-color="#ffffff" fo:font-size="12pt" style:font-size-asian="12pt" style:font-size-complex="12pt"/>
    </style:style>
    <style:style style:name="T65_36" style:family="text">
      <style:text-properties fo:background-color="#ffffff" fo:font-size="12pt" style:font-size-asian="12pt" style:font-size-complex="12pt"/>
    </style:style>
    <style:style style:name="T65_37" style:family="text">
      <style:text-properties fo:background-color="#ffffff" fo:font-size="12pt" style:font-size-asian="12pt" style:font-size-complex="12pt"/>
    </style:style>
    <style:style style:name="T65_38" style:family="text">
      <style:text-properties fo:background-color="#ffffff" fo:font-size="12pt" style:font-size-asian="12pt" style:font-size-complex="12pt"/>
    </style:style>
    <style:style style:name="T65_39" style:family="text">
      <style:text-properties fo:background-color="#ffffff" fo:font-size="12pt" style:font-size-asian="12pt" style:font-size-complex="12pt"/>
    </style:style>
    <style:style style:name="T65_40" style:family="text">
      <style:text-properties fo:background-color="#ffffff" fo:font-size="12pt" style:font-size-asian="12pt" style:font-size-complex="12pt"/>
    </style:style>
    <style:style style:name="T65_41" style:family="text">
      <style:text-properties fo:background-color="#ffffff" fo:font-size="12pt" style:font-size-asian="12pt" style:font-size-complex="12pt"/>
    </style:style>
    <style:style style:name="T65_42" style:family="text">
      <style:text-properties fo:background-color="#ffffff" fo:font-size="12pt" style:font-size-asian="12pt" style:font-size-complex="12pt"/>
    </style:style>
    <style:style style:name="T65_43" style:family="text">
      <style:text-properties fo:background-color="#ffffff" fo:font-size="12pt" style:font-size-asian="12pt" style:font-size-complex="12pt"/>
    </style:style>
    <style:style style:name="T65_44" style:family="text">
      <style:text-properties fo:background-color="#ffffff" fo:font-size="12pt" style:font-size-asian="12pt" style:font-size-complex="12pt"/>
    </style:style>
    <style:style style:name="T65_45" style:family="text">
      <style:text-properties fo:background-color="#ffffff" fo:font-size="12pt" style:font-size-asian="12pt" style:font-size-complex="12pt"/>
    </style:style>
    <style:style style:name="T65_46" style:family="text">
      <style:text-properties fo:background-color="#ffffff" fo:font-size="12pt" style:font-size-asian="12pt" style:font-size-complex="12pt"/>
    </style:style>
    <style:style style:name="T65_47" style:family="text">
      <style:text-properties fo:background-color="#ffffff" fo:font-size="12pt" style:font-size-asian="12pt" style:font-size-complex="12pt"/>
    </style:style>
    <style:style style:name="T65_48" style:family="text">
      <style:text-properties fo:background-color="#ffffff" fo:font-size="12pt" style:font-size-asian="12pt" style:font-size-complex="12pt"/>
    </style:style>
    <style:style style:name="T65_49" style:family="text">
      <style:text-properties fo:background-color="#ffffff" fo:font-size="12pt" style:font-size-asian="12pt" style:font-size-complex="12pt"/>
    </style:style>
    <style:style style:name="T65_50" style:family="text">
      <style:text-properties fo:background-color="#ffffff" fo:font-size="12pt" style:font-size-asian="12pt" style:font-size-complex="12pt"/>
    </style:style>
    <style:style style:name="T65_51" style:family="text">
      <style:text-properties fo:background-color="#ffffff" fo:font-size="12pt" style:font-size-asian="12pt" style:font-size-complex="12pt"/>
    </style:style>
    <style:style style:name="T65_52" style:family="text">
      <style:text-properties fo:background-color="#ffffff" fo:font-size="12pt" style:font-size-asian="12pt" style:font-size-complex="12pt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background-color="#ffffff" fo:font-size="12pt" style:font-size-asian="12pt" style:font-size-complex="12pt"/>
    </style:style>
    <style:style style:name="T66_2" style:family="text">
      <style:text-properties fo:background-color="#ffffff" fo:font-size="12pt" style:font-size-asian="12pt" style:font-size-complex="12pt"/>
    </style:style>
    <style:style style:name="T66_3" style:family="text">
      <style:text-properties fo:background-color="#ffffff" fo:font-size="12pt" style:font-size-asian="12pt" style:font-size-complex="12pt"/>
    </style:style>
    <style:style style:name="T66_4" style:family="text">
      <style:text-properties fo:background-color="#ffffff" fo:font-size="12pt" style:font-size-asian="12pt" style:font-size-complex="12pt"/>
    </style:style>
    <style:style style:name="T66_5" style:family="text">
      <style:text-properties fo:background-color="#ffffff" fo:font-size="12pt" style:font-size-asian="12pt" style:font-size-complex="12pt"/>
    </style:style>
    <style:style style:name="T66_6" style:family="text">
      <style:text-properties fo:background-color="#ffffff" fo:font-size="12pt" style:font-size-asian="12pt" style:font-size-complex="12pt"/>
    </style:style>
    <style:style style:name="T66_7" style:family="text">
      <style:text-properties fo:background-color="#ffffff" fo:font-size="12pt" style:font-size-asian="12pt" style:font-size-complex="12pt"/>
    </style:style>
    <style:style style:name="T66_8" style:family="text">
      <style:text-properties fo:background-color="#ffffff" fo:font-size="12pt" style:font-size-asian="12pt" style:font-size-complex="12pt"/>
    </style:style>
    <style:style style:name="T66_9" style:family="text">
      <style:text-properties fo:background-color="#ffffff" fo:font-size="12pt" style:font-size-asian="12pt" style:font-size-complex="12pt"/>
    </style:style>
    <style:style style:name="T66_10" style:family="text">
      <style:text-properties fo:background-color="#ffffff" fo:font-size="12pt" style:font-size-asian="12pt" style:font-size-complex="12pt"/>
    </style:style>
    <style:style style:name="T66_11" style:family="text">
      <style:text-properties fo:background-color="#ffffff" fo:font-size="12pt" style:font-size-asian="12pt" style:font-size-complex="12pt"/>
    </style:style>
    <style:style style:name="T66_12" style:family="text">
      <style:text-properties fo:background-color="#ffffff" fo:font-size="12pt" style:font-size-asian="12pt" style:font-size-complex="12pt"/>
    </style:style>
    <style:style style:name="T66_13" style:family="text">
      <style:text-properties fo:background-color="#ffffff" fo:font-size="12pt" style:font-size-asian="12pt" style:font-size-complex="12pt"/>
    </style:style>
    <style:style style:name="T66_14" style:family="text">
      <style:text-properties fo:background-color="#ffffff" fo:font-size="12pt" style:font-size-asian="12pt" style:font-size-complex="12pt"/>
    </style:style>
    <style:style style:name="T66_15" style:family="text">
      <style:text-properties fo:background-color="#ffffff" fo:font-size="12pt" style:font-size-asian="12pt" style:font-size-complex="12pt"/>
    </style:style>
    <style:style style:name="T66_16" style:family="text">
      <style:text-properties fo:background-color="#ffffff" fo:font-size="12pt" style:font-size-asian="12pt" style:font-size-complex="12pt"/>
    </style:style>
    <style:style style:name="T66_17" style:family="text">
      <style:text-properties fo:background-color="#ffffff" fo:font-size="12pt" style:font-size-asian="12pt" style:font-size-complex="12pt"/>
    </style:style>
    <style:style style:name="T66_18" style:family="text">
      <style:text-properties fo:background-color="#ffffff" fo:font-size="12pt" style:font-size-asian="12pt" style:font-size-complex="12pt"/>
    </style:style>
    <style:style style:name="T66_19" style:family="text">
      <style:text-properties fo:background-color="#ffffff" fo:font-size="12pt" style:font-size-asian="12pt" style:font-size-complex="12pt"/>
    </style:style>
    <style:style style:name="T66_20" style:family="text">
      <style:text-properties fo:background-color="#ffffff" fo:font-size="12pt" style:font-size-asian="12pt" style:font-size-complex="12pt"/>
    </style:style>
    <style:style style:name="T66_21" style:family="text">
      <style:text-properties fo:background-color="#ffffff" fo:font-size="12pt" style:font-size-asian="12pt" style:font-size-complex="12pt"/>
    </style:style>
    <style:style style:name="T66_22" style:family="text">
      <style:text-properties fo:background-color="#ffffff" fo:font-size="12pt" style:font-size-asian="12pt" style:font-size-complex="12pt"/>
    </style:style>
    <style:style style:name="T66_23" style:family="text">
      <style:text-properties fo:background-color="#ffffff" fo:font-size="12pt" style:font-size-asian="12pt" style:font-size-complex="12pt"/>
    </style:style>
    <style:style style:name="T66_24" style:family="text">
      <style:text-properties fo:background-color="#ffffff" fo:font-size="12pt" style:font-size-asian="12pt" style:font-size-complex="12pt"/>
    </style:style>
    <style:style style:name="T66_25" style:family="text">
      <style:text-properties fo:background-color="#ffffff" fo:font-size="12pt" style:font-size-asian="12pt" style:font-size-complex="12pt"/>
    </style:style>
    <style:style style:name="T66_26" style:family="text">
      <style:text-properties fo:background-color="#ffffff" fo:font-size="12pt" style:font-size-asian="12pt" style:font-size-complex="12pt"/>
    </style:style>
    <style:style style:name="T66_27" style:family="text">
      <style:text-properties fo:background-color="#ffffff" fo:font-size="12pt" style:font-size-asian="12pt" style:font-size-complex="12pt"/>
    </style:style>
    <style:style style:name="T66_28" style:family="text">
      <style:text-properties fo:background-color="#ffffff" fo:font-size="12pt" style:font-size-asian="12pt" style:font-size-complex="12pt"/>
    </style:style>
    <style:style style:name="T66_29" style:family="text">
      <style:text-properties fo:background-color="#ffffff" fo:font-size="12pt" style:font-size-asian="12pt" style:font-size-complex="12pt"/>
    </style:style>
    <style:style style:name="T66_30" style:family="text">
      <style:text-properties fo:background-color="#ffffff" fo:font-size="12pt" style:font-size-asian="12pt" style:font-size-complex="12pt"/>
    </style:style>
    <style:style style:name="T66_31" style:family="text">
      <style:text-properties fo:background-color="#ffffff" fo:font-size="12pt" style:font-size-asian="12pt" style:font-size-complex="12pt"/>
    </style:style>
    <style:style style:name="T66_32" style:family="text">
      <style:text-properties fo:background-color="#ffffff" fo:font-size="12pt" style:font-size-asian="12pt" style:font-size-complex="12pt"/>
    </style:style>
    <style:style style:name="T66_33" style:family="text">
      <style:text-properties fo:background-color="#ffffff" fo:font-size="12pt" style:font-size-asian="12pt" style:font-size-complex="12pt"/>
    </style:style>
    <style:style style:name="T66_34" style:family="text">
      <style:text-properties fo:background-color="#ffffff" fo:font-size="12pt" style:font-size-asian="12pt" style:font-size-complex="12pt"/>
    </style:style>
    <style:style style:name="T66_35" style:family="text">
      <style:text-properties fo:background-color="#ffffff" fo:font-size="12pt" style:font-size-asian="12pt" style:font-size-complex="12pt"/>
    </style:style>
    <style:style style:name="T66_36" style:family="text">
      <style:text-properties fo:background-color="#ffffff" fo:font-size="12pt" style:font-size-asian="12pt" style:font-size-complex="12pt"/>
    </style:style>
    <style:style style:name="T66_37" style:family="text">
      <style:text-properties fo:background-color="#ffffff" fo:font-size="12pt" style:font-size-asian="12pt" style:font-size-complex="12pt"/>
    </style:style>
    <style:style style:name="T66_38" style:family="text">
      <style:text-properties fo:background-color="#ffffff" fo:font-size="12pt" style:font-size-asian="12pt" style:font-size-complex="12pt"/>
    </style:style>
    <style:style style:name="T66_39" style:family="text">
      <style:text-properties fo:background-color="#ffffff" fo:font-size="12pt" style:font-size-asian="12pt" style:font-size-complex="12pt"/>
    </style:style>
    <style:style style:name="T66_40" style:family="text">
      <style:text-properties fo:background-color="#ffffff" fo:font-size="12pt" style:font-size-asian="12pt" style:font-size-complex="12pt"/>
    </style:style>
    <style:style style:name="T66_41" style:family="text">
      <style:text-properties fo:background-color="#ffffff" fo:font-size="12pt" style:font-size-asian="12pt" style:font-size-complex="12pt"/>
    </style:style>
    <style:style style:name="T66_42" style:family="text">
      <style:text-properties fo:background-color="#ffffff" fo:font-size="12pt" style:font-size-asian="12pt" style:font-size-complex="12pt"/>
    </style:style>
    <style:style style:name="T66_43" style:family="text">
      <style:text-properties fo:background-color="#ffffff" fo:font-size="12pt" style:font-size-asian="12pt" style:font-size-complex="12pt"/>
    </style:style>
    <style:style style:name="T66_44" style:family="text">
      <style:text-properties fo:background-color="#ffffff" fo:font-size="12pt" style:font-size-asian="12pt" style:font-size-complex="12pt"/>
    </style:style>
    <style:style style:name="T66_45" style:family="text">
      <style:text-properties fo:background-color="#ffffff" fo:font-size="12pt" style:font-size-asian="12pt" style:font-size-complex="12pt"/>
    </style:style>
    <style:style style:name="T66_46" style:family="text">
      <style:text-properties fo:background-color="#ffffff" fo:font-size="12pt" style:font-size-asian="12pt" style:font-size-complex="12pt"/>
    </style:style>
    <style:style style:name="T66_47" style:family="text">
      <style:text-properties fo:background-color="#ffffff" fo:font-size="12pt" style:font-size-asian="12pt" style:font-size-complex="12pt"/>
    </style:style>
    <style:style style:name="T66_48" style:family="text">
      <style:text-properties fo:background-color="#ffffff" fo:font-size="12pt" style:font-size-asian="12pt" style:font-size-complex="12pt"/>
    </style:style>
    <style:style style:name="T66_49" style:family="text">
      <style:text-properties fo:background-color="#ffffff" fo:font-size="12pt" style:font-size-asian="12pt" style:font-size-complex="12pt"/>
    </style:style>
    <style:style style:name="T66_50" style:family="text">
      <style:text-properties fo:background-color="#ffffff" fo:font-size="12pt" style:font-size-asian="12pt" style:font-size-complex="12pt"/>
    </style:style>
    <style:style style:name="T66_51" style:family="text">
      <style:text-properties fo:background-color="#ffffff" fo:font-size="12pt" style:font-size-asian="12pt" style:font-size-complex="12pt"/>
    </style:style>
    <style:style style:name="T66_52" style:family="text">
      <style:text-properties fo:background-color="#ffffff" fo:font-size="12pt" style:font-size-asian="12pt" style:font-size-complex="12pt"/>
    </style:style>
    <style:style style:name="T66_53" style:family="text">
      <style:text-properties fo:background-color="#ffffff" fo:font-size="12pt" style:font-size-asian="12pt" style:font-size-complex="12pt"/>
    </style:style>
    <style:style style:name="T66_54" style:family="text">
      <style:text-properties fo:background-color="#ffffff" fo:font-size="12pt" style:font-size-asian="12pt" style:font-size-complex="12pt"/>
    </style:style>
    <style:style style:name="T66_55" style:family="text">
      <style:text-properties fo:background-color="#ffffff" fo:font-size="12pt" style:font-size-asian="12pt" style:font-size-complex="12pt"/>
    </style:style>
    <style:style style:name="T66_56" style:family="text">
      <style:text-properties fo:background-color="#ffffff" fo:font-size="12pt" style:font-size-asian="12pt" style:font-size-complex="12pt"/>
    </style:style>
    <style:style style:name="T66_57" style:family="text">
      <style:text-properties fo:background-color="#ffffff" fo:font-size="12pt" style:font-size-asian="12pt" style:font-size-complex="12pt"/>
    </style:style>
    <style:style style:name="T66_58" style:family="text">
      <style:text-properties fo:background-color="#ffffff" fo:font-size="12pt" style:font-size-asian="12pt" style:font-size-complex="12pt"/>
    </style:style>
    <style:style style:name="T66_59" style:family="text">
      <style:text-properties fo:background-color="#ffffff" fo:font-size="12pt" style:font-size-asian="12pt" style:font-size-complex="12pt"/>
    </style:style>
    <style:style style:name="T66_60" style:family="text">
      <style:text-properties fo:background-color="#ffffff" fo:font-size="12pt" style:font-size-asian="12pt" style:font-size-complex="12pt"/>
    </style:style>
    <style:style style:name="T66_61" style:family="text">
      <style:text-properties fo:background-color="#ffffff" fo:font-size="12pt" style:font-size-asian="12pt" style:font-size-complex="12pt"/>
    </style:style>
    <style:style style:name="T66_62" style:family="text">
      <style:text-properties fo:background-color="#ffffff" fo:font-size="12pt" style:font-size-asian="12pt" style:font-size-complex="12pt"/>
    </style:style>
    <style:style style:name="T66_63" style:family="text">
      <style:text-properties fo:background-color="#ffffff" fo:font-size="12pt" style:font-size-asian="12pt" style:font-size-complex="12pt"/>
    </style:style>
    <style:style style:name="T66_64" style:family="text">
      <style:text-properties fo:background-color="#ffffff" fo:font-size="12pt" style:font-size-asian="12pt" style:font-size-complex="12pt"/>
    </style:style>
    <style:style style:name="T66_65" style:family="text">
      <style:text-properties fo:background-color="#ffffff" fo:font-size="12pt" style:font-size-asian="12pt" style:font-size-complex="12pt"/>
    </style:style>
    <style:style style:name="T66_66" style:family="text">
      <style:text-properties fo:background-color="#ffffff" fo:font-size="12pt" style:font-size-asian="12pt" style:font-size-complex="12pt"/>
    </style:style>
    <style:style style:name="T66_67" style:family="text">
      <style:text-properties fo:background-color="#ffffff" fo:font-size="12pt" style:font-size-asian="12pt" style:font-size-complex="12pt"/>
    </style:style>
    <style:style style:name="T66_68" style:family="text">
      <style:text-properties fo:background-color="#ffffff" fo:font-size="12pt" style:font-size-asian="12pt" style:font-size-complex="12pt"/>
    </style:style>
    <style:style style:name="P67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68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69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70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71" style:family="paragraph" style:parent-style-name="Heading_20_1">
      <style:paragraph-properties fo:break-before="auto" fo:line-height="115%" style:writing-mode="lr-tb"/>
    </style:style>
    <style:style style:name="T71_1" style:family="text">
      <style:text-properties fo:font-weight="bold" style:font-weight-asian="bold" style:font-weight-complex="bold" style:text-underline-style="solid" style:text-underline-color="font-color"/>
    </style:style>
    <style:style style:name="T71_2" style:family="text">
      <style:text-properties fo:font-weight="bold" style:font-weight-asian="bold" style:font-weight-complex="bold" style:text-underline-style="solid" style:text-underline-color="font-color"/>
    </style:style>
    <style:style style:name="T71_3" style:family="text">
      <style:text-properties fo:font-weight="bold" style:font-weight-asian="bold" style:font-weight-complex="bold" style:text-underline-style="solid" style:text-underline-color="font-color"/>
    </style:style>
    <style:style style:name="T71_4" style:family="text">
      <style:text-properties fo:font-weight="bold" style:font-weight-asian="bold" style:font-weight-complex="bold" style:text-underline-style="solid" style:text-underline-color="font-color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T72_84" style:family="text"/>
    <style:style style:name="T72_85" style:family="text"/>
    <style:style style:name="T72_86" style:family="text"/>
    <style:style style:name="T72_87" style:family="text"/>
    <style:style style:name="T72_88" style:family="text"/>
    <style:style style:name="T72_89" style:family="text"/>
    <style:style style:name="T72_90" style:family="text"/>
    <style:style style:name="T72_91" style:family="text"/>
    <style:style style:name="T72_92" style:family="text"/>
    <style:style style:name="T72_93" style:family="text"/>
    <style:style style:name="T72_94" style:family="text"/>
    <style:style style:name="T72_95" style:family="text"/>
    <style:style style:name="T72_96" style:family="text"/>
    <style:style style:name="T72_97" style:family="text"/>
    <style:style style:name="T72_98" style:family="text"/>
    <style:style style:name="T72_99" style:family="text"/>
    <style:style style:name="T72_100" style:family="text"/>
    <style:style style:name="T72_101" style:family="text"/>
    <style:style style:name="T72_102" style:family="text"/>
    <style:style style:name="T72_103" style:family="text"/>
    <style:style style:name="T72_104" style:family="text"/>
    <style:style style:name="T72_105" style:family="text"/>
    <style:style style:name="T72_106" style:family="text"/>
    <style:style style:name="T72_107" style:family="text"/>
    <style:style style:name="T72_108" style:family="text"/>
    <style:style style:name="T72_109" style:family="text"/>
    <style:style style:name="T72_110" style:family="text"/>
    <style:style style:name="T72_111" style:family="text"/>
    <style:style style:name="T72_112" style:family="text"/>
    <style:style style:name="T72_113" style:family="text"/>
    <style:style style:name="T72_114" style:family="text"/>
    <style:style style:name="T72_115" style:family="text"/>
    <style:style style:name="T72_116" style:family="text"/>
    <style:style style:name="T72_117" style:family="text"/>
    <style:style style:name="T72_118" style:family="text"/>
    <style:style style:name="T72_119" style:family="text"/>
    <style:style style:name="T72_120" style:family="text"/>
    <style:style style:name="T72_121" style:family="text"/>
    <style:style style:name="T72_122" style:family="text"/>
    <style:style style:name="T72_123" style:family="text"/>
    <style:style style:name="T72_124" style:family="text"/>
    <style:style style:name="T72_125" style:family="text"/>
    <style:style style:name="T72_126" style:family="text"/>
    <style:style style:name="T72_127" style:family="text"/>
    <style:style style:name="T72_128" style:family="text"/>
    <style:style style:name="T72_129" style:family="text"/>
    <style:style style:name="T72_130" style:family="text"/>
    <style:style style:name="T72_131" style:family="text"/>
    <style:style style:name="T72_132" style:family="text"/>
    <style:style style:name="T72_133" style:family="text"/>
    <style:style style:name="T72_134" style:family="text"/>
    <style:style style:name="T72_135" style:family="text"/>
    <style:style style:name="T72_136" style:family="text"/>
    <style:style style:name="T72_137" style:family="text"/>
    <style:style style:name="T72_138" style:family="text"/>
    <style:style style:name="T72_139" style:family="text"/>
    <style:style style:name="T72_140" style:family="text"/>
    <style:style style:name="T72_141" style:family="text"/>
    <style:style style:name="T72_142" style:family="text"/>
    <style:style style:name="T72_143" style:family="text"/>
    <style:style style:name="T72_144" style:family="text"/>
    <style:style style:name="T72_145" style:family="text"/>
    <style:style style:name="T72_146" style:family="text"/>
    <style:style style:name="T72_147" style:family="text"/>
    <style:style style:name="T72_148" style:family="text"/>
    <style:style style:name="T72_149" style:family="text"/>
    <style:style style:name="T72_150" style:family="text"/>
    <style:style style:name="T72_151" style:family="text"/>
    <style:style style:name="T72_152" style:family="text"/>
    <style:style style:name="T72_153" style:family="text"/>
    <style:style style:name="T72_154" style:family="text"/>
    <style:style style:name="T72_155" style:family="text"/>
    <style:style style:name="T72_156" style:family="text"/>
    <style:style style:name="T72_157" style:family="text"/>
    <style:style style:name="T72_158" style:family="text"/>
    <style:style style:name="T72_159" style:family="text"/>
    <style:style style:name="T72_160" style:family="text"/>
    <style:style style:name="T72_161" style:family="text"/>
    <style:style style:name="T72_162" style:family="text"/>
    <style:style style:name="T72_163" style:family="text"/>
    <style:style style:name="T72_164" style:family="text"/>
    <style:style style:name="T72_165" style:family="text"/>
    <style:style style:name="T72_166" style:family="text"/>
    <style:style style:name="T72_167" style:family="text"/>
    <style:style style:name="T72_168" style:family="text"/>
    <style:style style:name="T72_169" style:family="text"/>
    <style:style style:name="T72_170" style:family="text"/>
  </office:automatic-styles>
  <office:body>
    <office:text>
      <text:p text:style-name="P1"><text:bookmark-start text:name="h.yll50y52lzr8"/><text:bookmark-end text:name="h.yll50y52lzr8"/><text:span text:style-name="T1_1">Assignment</text:span><text:span text:style-name="T1_2"><text:s/>1</text:span></text:p>
      <text:p text:style-name="P2"><text:span text:style-name="T2_1">Name</text:span><text:span text:style-name="T2_2">:<text:s/></text:span><text:span text:style-name="T2_3">Abdullah</text:span><text:span text:style-name="T2_4"><text:s/></text:span><text:span text:style-name="T2_5">Al</text:span><text:span text:style-name="T2_6">-</text:span><text:span text:style-name="T2_7">Hamrani</text:span></text:p>
      <text:p text:style-name="P3"><text:span text:style-name="T3_1">Student</text:span><text:span text:style-name="T3_2"><text:s/></text:span><text:span text:style-name="T3_3">ID</text:span><text:span text:style-name="T3_4">:<text:s/></text:span></text:p>
      <text:p text:style-name="P4"/>
      <text:p text:style-name="P5"><text:span text:style-name="T5_1">Name</text:span><text:span text:style-name="T5_2">:<text:s/></text:span><text:span text:style-name="T5_3">Sonola</text:span><text:span text:style-name="T5_4"><text:s/></text:span><text:span text:style-name="T5_5">Sowemimo</text:span></text:p>
      <text:p text:style-name="P6"><text:span text:style-name="T6_1">Student</text:span><text:span text:style-name="T6_2"><text:s/></text:span><text:span text:style-name="T6_3">ID</text:span><text:span text:style-name="T6_4">:<text:s/></text:span><text:span text:style-name="T6_5">1293430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h text:style-name="P43" text:outline-level="10"><text:bookmark-start text:name="h.t5a1ploy63kc"/><text:bookmark-end text:name="h.t5a1ploy63kc"/><text:span text:style-name="T43_1">Simulator</text:span><text:span text:style-name="T43_2"><text:s/></text:span><text:span text:style-name="T43_3">Description</text:span></text:h>
      <text:p text:style-name="P44"><text:span text:style-name="T44_1">Our</text:span><text:span text:style-name="T44_2"><text:s/></text:span><text:span text:style-name="T44_3">simulator</text:span><text:span text:style-name="T44_4"><text:s/></text:span><text:span text:style-name="T44_5">was</text:span><text:span text:style-name="T44_6"><text:s/></text:span><text:span text:style-name="T44_7">developed</text:span><text:span text:style-name="T44_8"><text:s/></text:span><text:span text:style-name="T44_9">in</text:span><text:span text:style-name="T44_10"><text:s/></text:span><text:span text:style-name="T44_11">Python</text:span><text:span text:style-name="T44_12">.<text:s/></text:span><text:span text:style-name="T44_13">We</text:span><text:span text:style-name="T44_14"><text:s/></text:span><text:span text:style-name="T44_15">used</text:span><text:span text:style-name="T44_16"><text:s/></text:span><text:span text:style-name="T44_17">a</text:span><text:span text:style-name="T44_18"><text:s/></text:span><text:span text:style-name="T44_19">variety</text:span><text:span text:style-name="T44_20"><text:s/></text:span><text:span text:style-name="T44_21">of</text:span><text:span text:style-name="T44_22"><text:s/></text:span><text:span text:style-name="T44_23">libraries</text:span><text:span text:style-name="T44_24"><text:s/></text:span><text:span text:style-name="T44_25">that</text:span><text:span text:style-name="T44_26"><text:s/></text:span><text:span text:style-name="T44_27">includes</text:span><text:span text:style-name="T44_28">:<text:s/></text:span></text:p>
      <text:list text:style-name="LS1" xml:id="list0">
        <text:list-item>
          <text:p text:style-name="P45"><text:span text:style-name="T45_1">random</text:span><text:span text:style-name="T45_2">:<text:s/></text:span><text:span text:style-name="T45_3">This</text:span><text:span text:style-name="T45_4"><text:s/></text:span><text:span text:style-name="T45_5">was</text:span><text:span text:style-name="T45_6"><text:s/></text:span><text:span text:style-name="T45_7">used</text:span><text:span text:style-name="T45_8"><text:s/></text:span><text:span text:style-name="T45_9">to</text:span><text:span text:style-name="T45_10"><text:s/></text:span><text:span text:style-name="T45_11">generate</text:span><text:span text:style-name="T45_12"><text:s/></text:span><text:span text:style-name="T45_13">our</text:span><text:span text:style-name="T45_14"><text:s/></text:span><text:span text:style-name="T45_15">random</text:span><text:span text:style-name="T45_16"><text:s/></text:span><text:span text:style-name="T45_17">seed</text:span><text:span text:style-name="T45_18"><text:s/></text:span><text:span text:style-name="T45_19">throughput</text:span><text:span text:style-name="T45_20">,<text:s/></text:span><text:span text:style-name="T45_21">and</text:span><text:span text:style-name="T45_22"><text:s/></text:span><text:span text:style-name="T45_23">also</text:span><text:span text:style-name="T45_24"><text:s/></text:span><text:span text:style-name="T45_25">the</text:span><text:span text:style-name="T45_26"><text:s/></text:span><text:span text:style-name="T45_27">random</text:span><text:span text:style-name="T45_28"><text:s/></text:span><text:span text:style-name="T45_29">numbers</text:span><text:span text:style-name="T45_30"><text:s/></text:span><text:span text:style-name="T45_31">to</text:span><text:span text:style-name="T45_32"><text:s/></text:span><text:span text:style-name="T45_33">compare</text:span><text:span text:style-name="T45_34"><text:s/></text:span><text:span text:style-name="T45_35">to</text:span><text:span text:style-name="T45_36"><text:s/></text:span><text:span text:style-name="T45_37">e</text:span></text:p>
        </text:list-item>
        <text:list-item>
          <text:p text:style-name="P46"><text:span text:style-name="T46_1">math</text:span><text:span text:style-name="T46_2">:<text:s/></text:span><text:span text:style-name="T46_3">This</text:span><text:span text:style-name="T46_4"><text:s/></text:span><text:span text:style-name="T46_5">was</text:span><text:span text:style-name="T46_6"><text:s/></text:span><text:span text:style-name="T46_7">used</text:span><text:span text:style-name="T46_8"><text:s/></text:span><text:span text:style-name="T46_9">to</text:span><text:span text:style-name="T46_10"><text:s/></text:span><text:span text:style-name="T46_11">compute</text:span><text:span text:style-name="T46_12"><text:s/></text:span><text:span text:style-name="T46_13">simple</text:span><text:span text:style-name="T46_14"><text:s/></text:span><text:span text:style-name="T46_15">calculations</text:span><text:span text:style-name="T46_16"><text:s/></text:span><text:span text:style-name="T46_17">throughout</text:span><text:span text:style-name="T46_18"><text:s/></text:span><text:span text:style-name="T46_19">our</text:span><text:span text:style-name="T46_20"><text:s/></text:span><text:span text:style-name="T46_21">simulator</text:span><text:span text:style-name="T46_22"><text:s/></text:span><text:span text:style-name="T46_23">program</text:span></text:p>
        </text:list-item>
        <text:list-item>
          <text:p text:style-name="P47"><text:span text:style-name="T47_1">sys</text:span><text:span text:style-name="T47_2">:<text:s/></text:span><text:span text:style-name="T47_3">This</text:span><text:span text:style-name="T47_4"><text:s/></text:span><text:span text:style-name="T47_5">was</text:span><text:span text:style-name="T47_6"><text:s/></text:span><text:span text:style-name="T47_7">used</text:span><text:span text:style-name="T47_8"><text:s/></text:span><text:span text:style-name="T47_9">in</text:span><text:span text:style-name="T47_10"><text:s/></text:span><text:span text:style-name="T47_11">being</text:span><text:span text:style-name="T47_12"><text:s/></text:span><text:span text:style-name="T47_13">able</text:span><text:span text:style-name="T47_14"><text:s/></text:span><text:span text:style-name="T47_15">to</text:span><text:span text:style-name="T47_16"><text:s/></text:span><text:span text:style-name="T47_17">work</text:span><text:span text:style-name="T47_18"><text:s/></text:span><text:span text:style-name="T47_19">with</text:span><text:span text:style-name="T47_20"><text:s/></text:span><text:span text:style-name="T47_21">other</text:span><text:span text:style-name="T47_22"><text:s/></text:span><text:span text:style-name="T47_23">system</text:span><text:span text:style-name="T47_24"><text:s/></text:span><text:span text:style-name="T47_25">interactions</text:span><text:span text:style-name="T47_26"><text:s/></text:span><text:span text:style-name="T47_27">such</text:span><text:span text:style-name="T47_28"><text:s/></text:span><text:span text:style-name="T47_29">as</text:span><text:span text:style-name="T47_30"><text:s/></text:span><text:span text:style-name="T47_31">output</text:span><text:span text:style-name="T47_32">.</text:span></text:p>
        </text:list-item>
      </text:list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><text:span text:style-name="T56_1">In</text:span><text:span text:style-name="T56_2"><text:s/></text:span><text:span text:style-name="T56_3">the</text:span><text:span text:style-name="T56_4"><text:s/></text:span><text:span text:style-name="T56_5">main</text:span><text:span text:style-name="T56_6"><text:s/></text:span><text:span text:style-name="T56_7">program</text:span><text:span text:style-name="T56_8"><text:s/></text:span><text:span text:style-name="T56_9">the</text:span><text:span text:style-name="T56_10"><text:s/></text:span><text:span text:style-name="T56_11">above</text:span><text:span text:style-name="T56_12"><text:s/></text:span><text:span text:style-name="T56_13">functions</text:span><text:span text:style-name="T56_14"><text:s/></text:span><text:span text:style-name="T56_15">were</text:span><text:span text:style-name="T56_16"><text:s/></text:span><text:span text:style-name="T56_17">used</text:span><text:span text:style-name="T56_18"><text:s/></text:span><text:span text:style-name="T56_19">to</text:span><text:span text:style-name="T56_20"><text:s/></text:span><text:span text:style-name="T56_21">calculate</text:span><text:span text:style-name="T56_22"><text:s/></text:span><text:span text:style-name="T56_23">the</text:span><text:span text:style-name="T56_24"><text:s/></text:span><text:span text:style-name="T56_25">various</text:span><text:span text:style-name="T56_26"><text:s/></text:span><text:span text:style-name="T56_27">statistical</text:span><text:span text:style-name="T56_28"><text:s/></text:span><text:span text:style-name="T56_29">and</text:span><text:span text:style-name="T56_30"><text:s/></text:span><text:span text:style-name="T56_31">also</text:span><text:span text:style-name="T56_32"><text:s/></text:span><text:span text:style-name="T56_33">mathematical</text:span><text:span text:style-name="T56_34"><text:s/></text:span><text:span text:style-name="T56_35">operations</text:span><text:span text:style-name="T56_36">.<text:s/></text:span><text:span text:style-name="T56_37">The</text:span><text:span text:style-name="T56_38"><text:s/></text:span><text:span text:style-name="T56_39">program</text:span><text:span text:style-name="T56_40"><text:s/></text:span><text:span text:style-name="T56_41">requires</text:span><text:span text:style-name="T56_42"><text:s/></text:span><text:span text:style-name="T56_43">the</text:span><text:span text:style-name="T56_44"><text:s/></text:span><text:span text:style-name="T56_45">the</text:span><text:span text:style-name="T56_46"><text:s/></text:span><text:span text:style-name="T56_47">user</text:span><text:span text:style-name="T56_48"><text:s/></text:span><text:span text:style-name="T56_49">to</text:span><text:span text:style-name="T56_50"><text:s/></text:span><text:span text:style-name="T56_51">first</text:span><text:span text:style-name="T56_52"><text:s/></text:span><text:span text:style-name="T56_53">enter</text:span><text:span text:style-name="T56_54"><text:s/></text:span><text:span text:style-name="T56_55">the</text:span><text:span text:style-name="T56_56"><text:s/></text:span><text:span text:style-name="T56_57">appropriate</text:span><text:span text:style-name="T56_58"><text:s/></text:span><text:span text:style-name="T56_59">arguments</text:span><text:span text:style-name="T56_60"><text:s/></text:span><text:span text:style-name="T56_61">to</text:span><text:span text:style-name="T56_62"><text:s/></text:span><text:span text:style-name="T56_63">be</text:span><text:span text:style-name="T56_64"><text:s/></text:span><text:span text:style-name="T56_65">used</text:span><text:span text:style-name="T56_66"><text:s/></text:span><text:span text:style-name="T56_67">to</text:span><text:span text:style-name="T56_68"><text:s/></text:span><text:span text:style-name="T56_69">successfully</text:span><text:span text:style-name="T56_70"><text:s/></text:span><text:span text:style-name="T56_71">run</text:span><text:span text:style-name="T56_72"><text:s/></text:span><text:span text:style-name="T56_73">the</text:span><text:span text:style-name="T56_74"><text:s/></text:span><text:span text:style-name="T56_75">simulation</text:span><text:span text:style-name="T56_76">:</text:span></text:p>
      <text:list text:style-name="LS2" xml:id="list3">
        <text:list-item>
          <text:p text:style-name="P57"><text:span text:style-name="T57_1">M</text:span><text:span text:style-name="T57_2"><text:s/>(</text:span><text:span text:style-name="T57_3">character</text:span><text:span text:style-name="T57_4">):<text:s/></text:span><text:span text:style-name="T57_5">Indicates</text:span><text:span text:style-name="T57_6"><text:s/></text:span><text:span text:style-name="T57_7">the</text:span><text:span text:style-name="T57_8"><text:s/></text:span><text:span text:style-name="T57_9">error</text:span><text:span text:style-name="T57_10"><text:s/></text:span><text:span text:style-name="T57_11">model</text:span><text:span text:style-name="T57_12"><text:s/></text:span><text:span text:style-name="T57_13">used</text:span><text:span text:style-name="T57_14">:<text:s text:c="2"/></text:span><text:span text:style-name="T57_15">I</text:span><text:span text:style-name="T57_16"><text:s/></text:span><text:span text:style-name="T57_17">for</text:span><text:span text:style-name="T57_18"><text:s/></text:span><text:span text:style-name="T57_19">independent</text:span><text:span text:style-name="T57_20">,<text:s/></text:span><text:span text:style-name="T57_21">B</text:span><text:span text:style-name="T57_22"><text:s/></text:span><text:span text:style-name="T57_23">for</text:span><text:span text:style-name="T57_24"><text:s/></text:span><text:span text:style-name="T57_25">Burst</text:span></text:p>
        </text:list-item>
        <text:list-item>
          <text:p text:style-name="P58"><text:span text:style-name="T58_1">A</text:span><text:span text:style-name="T58_2"><text:s/>(</text:span><text:span text:style-name="T58_3">integer</text:span><text:span text:style-name="T58_4">):<text:s/></text:span><text:span text:style-name="T58_5">You</text:span><text:span text:style-name="T58_6"><text:s/></text:span><text:span text:style-name="T58_7">can</text:span><text:span text:style-name="T58_8"><text:s/></text:span><text:span text:style-name="T58_9">assume</text:span><text:span text:style-name="T58_10"><text:s/></text:span><text:span text:style-name="T58_11">the</text:span><text:span text:style-name="T58_12"><text:s/></text:span><text:span text:style-name="T58_13">feedback</text:span><text:span text:style-name="T58_14"><text:s/></text:span><text:span text:style-name="T58_15">time</text:span><text:span text:style-name="T58_16"><text:s/></text:span><text:span text:style-name="T58_17">is</text:span><text:span text:style-name="T58_18"><text:s/>50<text:s/></text:span><text:span text:style-name="T58_19">bit</text:span><text:span text:style-name="T58_20"><text:s/></text:span><text:span text:style-name="T58_21">time</text:span><text:span text:style-name="T58_22"><text:s/></text:span><text:span text:style-name="T58_23">units</text:span><text:span text:style-name="T58_24">.</text:span></text:p>
        </text:list-item>
        <text:list-item>
          <text:p text:style-name="P59"><text:span text:style-name="T59_1">K</text:span><text:span text:style-name="T59_2"><text:s/>(</text:span><text:span text:style-name="T59_3">integer</text:span><text:span text:style-name="T59_4">):<text:s text:c="2"/></text:span><text:span text:style-name="T59_5">The</text:span><text:span text:style-name="T59_6"><text:s/></text:span><text:span text:style-name="T59_7">number</text:span><text:span text:style-name="T59_8"><text:s/></text:span><text:span text:style-name="T59_9">of</text:span><text:span text:style-name="T59_10"><text:s/></text:span><text:span text:style-name="T59_11">blocks</text:span><text:span text:style-name="T59_12">.<text:s/></text:span><text:span text:style-name="T59_13">You</text:span><text:span text:style-name="T59_14"><text:s/></text:span><text:span text:style-name="T59_15">should</text:span><text:span text:style-name="T59_16"><text:s/></text:span><text:span text:style-name="T59_17">at</text:span><text:span text:style-name="T59_18"><text:s/></text:span><text:span text:style-name="T59_19">least</text:span><text:span text:style-name="T59_20"><text:s/></text:span><text:span text:style-name="T59_21">explore</text:span><text:span text:style-name="T59_22"><text:s/></text:span><text:span text:style-name="T59_23">the</text:span><text:span text:style-name="T59_24"><text:s/></text:span><text:span text:style-name="T59_25">range</text:span><text:span text:style-name="T59_26"><text:s/></text:span><text:span text:style-name="T59_27">of</text:span><text:span text:style-name="T59_28"><text:s/></text:span><text:span text:style-name="T59_29">values</text:span><text:span text:style-name="T59_30"><text:s/></text:span><text:span text:style-name="T59_31">of</text:span><text:span text:style-name="T59_32"><text:s/></text:span><text:span text:style-name="T59_33">K</text:span><text:span text:style-name="T59_34"><text:s/></text:span><text:span text:style-name="T59_35">=</text:span><text:span text:style-name="T59_36">0,<text:s/>1,<text:s/>2,10,40,100,400,1000.<text:s text:c="2"/></text:span><text:span text:style-name="T59_37">Note</text:span><text:span text:style-name="T59_38"><text:s/></text:span><text:span text:style-name="T59_39">that</text:span><text:span text:style-name="T59_40"><text:s/></text:span><text:span text:style-name="T59_41">your</text:span><text:span text:style-name="T59_42"><text:s/></text:span><text:span text:style-name="T59_43">K</text:span><text:span text:style-name="T59_44"><text:s/></text:span><text:span text:style-name="T59_45">should</text:span><text:span text:style-name="T59_46"><text:s/></text:span><text:span text:style-name="T59_47">be</text:span><text:span text:style-name="T59_48"><text:s/></text:span><text:span text:style-name="T59_49">chosen</text:span><text:span text:style-name="T59_50"><text:s/></text:span><text:span text:style-name="T59_51">such</text:span><text:span text:style-name="T59_52"><text:s/></text:span><text:span text:style-name="T59_53">that</text:span><text:span text:style-name="T59_54"><text:s/></text:span><text:span text:style-name="T59_55">F</text:span><text:span text:style-name="T59_56"><text:s/></text:span><text:span text:style-name="T59_57">is</text:span><text:span text:style-name="T59_58"><text:s/></text:span><text:span text:style-name="T59_59">a</text:span><text:span text:style-name="T59_60"><text:s/></text:span><text:span text:style-name="T59_61">multiple</text:span><text:span text:style-name="T59_62"><text:s/></text:span><text:span text:style-name="T59_63">of</text:span><text:span text:style-name="T59_64"><text:s/></text:span><text:span text:style-name="T59_65">K</text:span><text:span text:style-name="T59_66">.</text:span></text:p>
        </text:list-item>
        <text:list-item>
          <text:p text:style-name="P60"><text:span text:style-name="T60_1">F</text:span><text:span text:style-name="T60_2"><text:s/>(</text:span><text:span text:style-name="T60_3">integer</text:span><text:span text:style-name="T60_4">)<text:s text:c="3"/></text:span><text:span text:style-name="T60_5">Size</text:span><text:span text:style-name="T60_6"><text:s/></text:span><text:span text:style-name="T60_7">of</text:span><text:span text:style-name="T60_8"><text:s/></text:span><text:span text:style-name="T60_9">the</text:span><text:span text:style-name="T60_10"><text:s/></text:span><text:span text:style-name="T60_11">frame</text:span><text:span text:style-name="T60_12"><text:s/></text:span><text:span text:style-name="T60_13">in</text:span><text:span text:style-name="T60_14"><text:s/></text:span><text:span text:style-name="T60_15">number</text:span><text:span text:style-name="T60_16"><text:s/></text:span><text:span text:style-name="T60_17">of</text:span><text:span text:style-name="T60_18"><text:s/></text:span><text:span text:style-name="T60_19">bits</text:span><text:span text:style-name="T60_20">.<text:s text:c="3"/></text:span><text:span text:style-name="T60_21">You</text:span><text:span text:style-name="T60_22"><text:s/></text:span><text:span text:style-name="T60_23">can</text:span><text:span text:style-name="T60_24"><text:s/></text:span><text:span text:style-name="T60_25">assume</text:span><text:span text:style-name="T60_26"><text:s/></text:span><text:span text:style-name="T60_27">this</text:span><text:span text:style-name="T60_28"><text:s/></text:span><text:span text:style-name="T60_29">is</text:span><text:span text:style-name="T60_30"><text:s/>4000<text:s/></text:span><text:span text:style-name="T60_31">bits</text:span><text:span text:style-name="T60_32">.<text:s/></text:span></text:p>
        </text:list-item>
        <text:list-item>
          <text:p text:style-name="P61"><text:span text:style-name="T61_1">e</text:span><text:span text:style-name="T61_2"><text:s/>(</text:span><text:span text:style-name="T61_3">floating</text:span><text:span text:style-name="T61_4">)<text:s text:c="2"/></text:span><text:span text:style-name="T61_5">The</text:span><text:span text:style-name="T61_6"><text:s/></text:span><text:span text:style-name="T61_7">probability</text:span><text:span text:style-name="T61_8"><text:s/></text:span><text:span text:style-name="T61_9">that</text:span><text:span text:style-name="T61_10"><text:s/></text:span><text:span text:style-name="T61_11">a</text:span><text:span text:style-name="T61_12"><text:s/></text:span><text:span text:style-name="T61_13">bit</text:span><text:span text:style-name="T61_14"><text:s/></text:span><text:span text:style-name="T61_15">is</text:span><text:span text:style-name="T61_16"><text:s/></text:span><text:span text:style-name="T61_17">in</text:span><text:span text:style-name="T61_18"><text:s/></text:span><text:span text:style-name="T61_19">error</text:span><text:span text:style-name="T61_20">.<text:s text:c="2"/></text:span><text:span text:style-name="T61_21">You</text:span><text:span text:style-name="T61_22"><text:s/></text:span><text:span text:style-name="T61_23">will</text:span><text:span text:style-name="T61_24"><text:s/></text:span><text:span text:style-name="T61_25">vary</text:span><text:span text:style-name="T61_26"><text:s/></text:span><text:span text:style-name="T61_27">this</text:span><text:span text:style-name="T61_28"><text:s/></text:span><text:span text:style-name="T61_29">for</text:span><text:span text:style-name="T61_30"><text:s/></text:span><text:span text:style-name="T61_31">e</text:span><text:span text:style-name="T61_32"><text:s/>=<text:s/>0.0001,<text:s/>0.0003,<text:s/>0.0005,<text:s/>0.0007,<text:s text:c="2"/>0.001.</text:span></text:p>
        </text:list-item>
        <text:list-item>
          <text:p text:style-name="P62"><text:span text:style-name="T62_1">B</text:span><text:span text:style-name="T62_2"><text:s/></text:span><text:span text:style-name="T62_3">burst</text:span><text:span text:style-name="T62_4"><text:s/></text:span><text:span text:style-name="T62_5">length</text:span><text:span text:style-name="T62_6">.<text:s text:c="2"/>0<text:s/></text:span><text:span text:style-name="T62_7">for</text:span><text:span text:style-name="T62_8"><text:s/></text:span><text:span text:style-name="T62_9">the</text:span><text:span text:style-name="T62_10"><text:s/></text:span><text:span text:style-name="T62_11">independent</text:span><text:span text:style-name="T62_12"><text:s/></text:span><text:span text:style-name="T62_13">model</text:span><text:span text:style-name="T62_14">.<text:s text:c="2"/></text:span><text:span text:style-name="T62_15">For</text:span><text:span text:style-name="T62_16"><text:s/></text:span><text:span text:style-name="T62_17">the</text:span><text:span text:style-name="T62_18"><text:s/></text:span><text:span text:style-name="T62_19">burst</text:span><text:span text:style-name="T62_20"><text:s/></text:span><text:span text:style-name="T62_21">model</text:span><text:span text:style-name="T62_22">,<text:s/></text:span><text:span text:style-name="T62_23">set</text:span><text:span text:style-name="T62_24"><text:s/></text:span><text:span text:style-name="T62_25">this</text:span><text:span text:style-name="T62_26"><text:s/></text:span><text:span text:style-name="T62_27">to</text:span><text:span text:style-name="T62_28"><text:s/>50<text:s/></text:span><text:span text:style-name="T62_29">and</text:span><text:span text:style-name="T62_30"><text:s/>500<text:s/></text:span><text:span text:style-name="T62_31">bit</text:span><text:span text:style-name="T62_32"><text:s/></text:span><text:span text:style-name="T62_33">times</text:span><text:span text:style-name="T62_34">.</text:span></text:p>
        </text:list-item>
        <text:list-item>
          <text:p text:style-name="P63"><text:span text:style-name="T63_1">N</text:span><text:span text:style-name="T63_2"><text:s/></text:span><text:span text:style-name="T63_3">non</text:span><text:span text:style-name="T63_4">-</text:span><text:span text:style-name="T63_5">burst</text:span><text:span text:style-name="T63_6"><text:s/></text:span><text:span text:style-name="T63_7">length</text:span><text:span text:style-name="T63_8">.<text:s text:c="2"/>0<text:s/></text:span><text:span text:style-name="T63_9">for</text:span><text:span text:style-name="T63_10"><text:s/></text:span><text:span text:style-name="T63_11">the</text:span><text:span text:style-name="T63_12"><text:s/></text:span><text:span text:style-name="T63_13">independent</text:span><text:span text:style-name="T63_14"><text:s/></text:span><text:span text:style-name="T63_15">model</text:span><text:span text:style-name="T63_16">.<text:s text:c="2"/></text:span><text:span text:style-name="T63_17">For</text:span><text:span text:style-name="T63_18"><text:s/></text:span><text:span text:style-name="T63_19">the</text:span><text:span text:style-name="T63_20"><text:s/></text:span><text:span text:style-name="T63_21">burst</text:span><text:span text:style-name="T63_22"><text:s/></text:span><text:span text:style-name="T63_23">model</text:span><text:span text:style-name="T63_24">,<text:s/></text:span><text:span text:style-name="T63_25">set</text:span><text:span text:style-name="T63_26"><text:s/></text:span><text:span text:style-name="T63_27">this</text:span><text:span text:style-name="T63_28"><text:s/></text:span><text:span text:style-name="T63_29">to</text:span><text:span text:style-name="T63_30"><text:s/>5000<text:s/></text:span><text:span text:style-name="T63_31">and</text:span><text:span text:style-name="T63_32"><text:s/>1000<text:s/></text:span><text:span text:style-name="T63_33">bit</text:span><text:span text:style-name="T63_34"><text:s/></text:span><text:span text:style-name="T63_35">times</text:span><text:span text:style-name="T63_36">.</text:span></text:p>
        </text:list-item>
        <text:list-item>
          <text:p text:style-name="P64"><text:span text:style-name="T64_1">R</text:span><text:span text:style-name="T64_2"><text:s/>(</text:span><text:span text:style-name="T64_3">integer</text:span><text:span text:style-name="T64_4">)<text:s text:c="3"/></text:span><text:span text:style-name="T64_5">The</text:span><text:span text:style-name="T64_6"><text:s/></text:span><text:span text:style-name="T64_7">length</text:span><text:span text:style-name="T64_8"><text:s/></text:span><text:span text:style-name="T64_9">of</text:span><text:span text:style-name="T64_10"><text:s/></text:span><text:span text:style-name="T64_11">the</text:span><text:span text:style-name="T64_12"><text:s/></text:span><text:span text:style-name="T64_13">simulation</text:span><text:span text:style-name="T64_14"><text:s/></text:span><text:span text:style-name="T64_15">in</text:span><text:span text:style-name="T64_16"><text:s/></text:span><text:span text:style-name="T64_17">bit</text:span><text:span text:style-name="T64_18"><text:s/></text:span><text:span text:style-name="T64_19">time</text:span><text:span text:style-name="T64_20"><text:s/></text:span><text:span text:style-name="T64_21">units</text:span><text:span text:style-name="T64_22">.<text:s text:c="3"/></text:span><text:span text:style-name="T64_23">You</text:span><text:span text:style-name="T64_24"><text:s/></text:span><text:span text:style-name="T64_25">must</text:span><text:span text:style-name="T64_26"><text:s/></text:span><text:span text:style-name="T64_27">run</text:span><text:span text:style-name="T64_28"><text:s/></text:span><text:span text:style-name="T64_29">this</text:span><text:span text:style-name="T64_30"><text:s/></text:span><text:span text:style-name="T64_31">long</text:span><text:span text:style-name="T64_32"><text:s/></text:span><text:span text:style-name="T64_33">enough</text:span><text:span text:style-name="T64_34"><text:s/></text:span><text:span text:style-name="T64_35">to</text:span><text:span text:style-name="T64_36"><text:s/></text:span><text:span text:style-name="T64_37">obtain</text:span><text:span text:style-name="T64_38"><text:s/></text:span><text:span text:style-name="T64_39">stable</text:span><text:span text:style-name="T64_40"><text:s/></text:span><text:span text:style-name="T64_41">results</text:span><text:span text:style-name="T64_42"><text:s/>(</text:span><text:span text:style-name="T64_43">for</text:span><text:span text:style-name="T64_44"><text:s/></text:span><text:span text:style-name="T64_45">reasonable</text:span><text:span text:style-name="T64_46"><text:s/></text:span><text:span text:style-name="T64_47">error</text:span><text:span text:style-name="T64_48"><text:s/></text:span><text:span text:style-name="T64_49">rates</text:span><text:span text:style-name="T64_50">).<text:s text:c="2"/></text:span><text:span text:style-name="T64_51">This</text:span><text:span text:style-name="T64_52"><text:s/></text:span><text:span text:style-name="T64_53">should</text:span><text:span text:style-name="T64_54"><text:s/></text:span><text:span text:style-name="T64_55">be</text:span><text:span text:style-name="T64_56"><text:s/></text:span><text:span text:style-name="T64_57">run</text:span><text:span text:style-name="T64_58"><text:s/></text:span><text:span text:style-name="T64_59">on</text:span><text:span text:style-name="T64_60"><text:s/></text:span><text:span text:style-name="T64_61">the</text:span><text:span text:style-name="T64_62"><text:s/></text:span><text:span text:style-name="T64_63">order</text:span><text:span text:style-name="T64_64"><text:s/></text:span><text:span text:style-name="T64_65">of</text:span><text:span text:style-name="T64_66"><text:s/>5,000,000<text:s/></text:span><text:span text:style-name="T64_67">bit</text:span><text:span text:style-name="T64_68"><text:s/></text:span><text:span text:style-name="T64_69">time</text:span><text:span text:style-name="T64_70"><text:s/></text:span><text:span text:style-name="T64_71">units</text:span><text:span text:style-name="T64_72">.</text:span></text:p>
        </text:list-item>
        <text:list-item>
          <text:p text:style-name="P65"><text:span text:style-name="T65_1">T</text:span><text:span text:style-name="T65_2"><text:s text:c="2"/></text:span><text:span text:style-name="T65_3">t</text:span><text:span text:style-name="T65_4">1</text:span><text:span text:style-name="T65_5"><text:s/></text:span><text:span text:style-name="T65_6">t</text:span><text:span text:style-name="T65_7">2</text:span><text:span text:style-name="T65_8"><text:s/></text:span><text:span text:style-name="T65_9">t</text:span><text:span text:style-name="T65_10">3</text:span><text:span text:style-name="T65_11"><text:s/>...<text:s/></text:span><text:span text:style-name="T65_12">t</text:span><text:span text:style-name="T65_13">T</text:span><text:span text:style-name="T65_14"><text:s/>(</text:span><text:span text:style-name="T65_15">integer</text:span><text:span text:style-name="T65_16">)<text:s text:c="3"/></text:span><text:span text:style-name="T65_17">The</text:span><text:span text:style-name="T65_18"><text:s/></text:span><text:span text:style-name="T65_19">number</text:span><text:span text:style-name="T65_20"><text:s/></text:span><text:span text:style-name="T65_21">of</text:span><text:span text:style-name="T65_22"><text:s/></text:span><text:span text:style-name="T65_23">trials</text:span><text:span text:style-name="T65_24">,<text:s/></text:span><text:span text:style-name="T65_25">followed</text:span><text:span text:style-name="T65_26"><text:s/></text:span><text:span text:style-name="T65_27">by</text:span><text:span text:style-name="T65_28"><text:s/></text:span><text:span text:style-name="T65_29">seeds</text:span><text:span text:style-name="T65_30"><text:s/></text:span><text:span text:style-name="T65_31">for</text:span><text:span text:style-name="T65_32"><text:s/></text:span><text:span text:style-name="T65_33">the</text:span><text:span text:style-name="T65_34"><text:s/></text:span><text:span text:style-name="T65_35">trials</text:span><text:span text:style-name="T65_36">.<text:s text:c="2"/></text:span><text:span text:style-name="T65_37">For</text:span><text:span text:style-name="T65_38"><text:s/></text:span><text:span text:style-name="T65_39">this</text:span><text:span text:style-name="T65_40"><text:s/></text:span><text:span text:style-name="T65_41">simulation</text:span><text:span text:style-name="T65_42">,<text:s/></text:span><text:span text:style-name="T65_43">you</text:span><text:span text:style-name="T65_44"><text:s/></text:span><text:span text:style-name="T65_45">can</text:span><text:span text:style-name="T65_46"><text:s/></text:span><text:span text:style-name="T65_47">set</text:span><text:span text:style-name="T65_48"><text:s/></text:span><text:span text:style-name="T65_49">T</text:span><text:span text:style-name="T65_50"><text:s/></text:span><text:span text:style-name="T65_51">to</text:span><text:span text:style-name="T65_52"><text:s/>5.</text:span></text:p>
        </text:list-item>
      </text:list>
      <text:p text:style-name="P66"><text:span text:style-name="T66_1">A</text:span><text:span text:style-name="T66_2"><text:s/></text:span><text:span text:style-name="T66_3">makefile</text:span><text:span text:style-name="T66_4"><text:s/></text:span><text:span text:style-name="T66_5">will</text:span><text:span text:style-name="T66_6"><text:s/></text:span><text:span text:style-name="T66_7">be</text:span><text:span text:style-name="T66_8"><text:s/></text:span><text:span text:style-name="T66_9">created</text:span><text:span text:style-name="T66_10"><text:s/></text:span><text:span text:style-name="T66_11">for</text:span><text:span text:style-name="T66_12"><text:s/></text:span><text:span text:style-name="T66_13">this</text:span><text:span text:style-name="T66_14"><text:s/></text:span><text:span text:style-name="T66_15">so</text:span><text:span text:style-name="T66_16"><text:s/></text:span><text:span text:style-name="T66_17">the</text:span><text:span text:style-name="T66_18"><text:s/></text:span><text:span text:style-name="T66_19">situation</text:span><text:span text:style-name="T66_20"><text:s/></text:span><text:span text:style-name="T66_21">of</text:span><text:span text:style-name="T66_22"><text:s/></text:span><text:span text:style-name="T66_23">testing</text:span><text:span text:style-name="T66_24"><text:s/></text:span><text:span text:style-name="T66_25">the</text:span><text:span text:style-name="T66_26"><text:s/></text:span><text:span text:style-name="T66_27">code</text:span><text:span text:style-name="T66_28"><text:s/></text:span><text:span text:style-name="T66_29">with</text:span><text:span text:style-name="T66_30"><text:s/></text:span><text:span text:style-name="T66_31">different</text:span><text:span text:style-name="T66_32"><text:s/></text:span><text:span text:style-name="T66_33">variables</text:span><text:span text:style-name="T66_34"><text:s/></text:span><text:span text:style-name="T66_35">will</text:span><text:span text:style-name="T66_36"><text:s/></text:span><text:span text:style-name="T66_37">be</text:span><text:span text:style-name="T66_38"><text:s/></text:span><text:span text:style-name="T66_39">efficient</text:span><text:span text:style-name="T66_40"><text:s/></text:span><text:span text:style-name="T66_41">and</text:span><text:span text:style-name="T66_42"><text:s/></text:span><text:span text:style-name="T66_43">faster</text:span><text:span text:style-name="T66_44">.<text:s/></text:span><text:span text:style-name="T66_45">Sys</text:span><text:span text:style-name="T66_46">.</text:span><text:span text:style-name="T66_47">argv</text:span><text:span text:style-name="T66_48">[]<text:s/></text:span><text:span text:style-name="T66_49">is</text:span><text:span text:style-name="T66_50"><text:s/></text:span><text:span text:style-name="T66_51">used</text:span><text:span text:style-name="T66_52"><text:s/></text:span><text:span text:style-name="T66_53">to</text:span><text:span text:style-name="T66_54"><text:s/></text:span><text:span text:style-name="T66_55">retrieve</text:span><text:span text:style-name="T66_56"><text:s/></text:span><text:span text:style-name="T66_57">the</text:span><text:span text:style-name="T66_58"><text:s/></text:span><text:span text:style-name="T66_59">user</text:span><text:span text:style-name="T66_60"><text:s/></text:span><text:span text:style-name="T66_61">input</text:span><text:span text:style-name="T66_62"><text:s/></text:span><text:span text:style-name="T66_63">from</text:span><text:span text:style-name="T66_64"><text:s/></text:span><text:span text:style-name="T66_65">these</text:span><text:span text:style-name="T66_66"><text:s/></text:span><text:span text:style-name="T66_67">arguments</text:span><text:span text:style-name="T66_68">.<text:s/>…</text:span></text:p>
      <text:p text:style-name="P67"/>
      <text:p text:style-name="P68"/>
      <text:p text:style-name="P69"/>
      <text:p text:style-name="P70"/>
      <text:h text:style-name="P71" text:outline-level="10"><text:bookmark-start text:name="h.ibx89ty8975s"/><text:bookmark-end text:name="h.ibx89ty8975s"/><text:span text:style-name="T71_1">Project</text:span><text:span text:style-name="T71_2"><text:s/></text:span><text:span text:style-name="T71_3">Scope</text:span><text:span text:style-name="T71_4">:</text:span></text:h>
      <text:p text:style-name="P72"><text:span text:style-name="T72_1">Since</text:span><text:span text:style-name="T72_2"><text:s/></text:span><text:span text:style-name="T72_3">this</text:span><text:span text:style-name="T72_4"><text:s/></text:span><text:span text:style-name="T72_5">is</text:span><text:span text:style-name="T72_6"><text:s/></text:span><text:span text:style-name="T72_7">a</text:span><text:span text:style-name="T72_8"><text:s/></text:span><text:span text:style-name="T72_9">simulator</text:span><text:span text:style-name="T72_10"><text:s/></text:span><text:span text:style-name="T72_11">made</text:span><text:span text:style-name="T72_12"><text:s/></text:span><text:span text:style-name="T72_13">by</text:span><text:span text:style-name="T72_14"><text:s/></text:span><text:span text:style-name="T72_15">students</text:span><text:span text:style-name="T72_16"><text:s/></text:span><text:span text:style-name="T72_17">there</text:span><text:span text:style-name="T72_18"><text:s/></text:span><text:span text:style-name="T72_19">is</text:span><text:span text:style-name="T72_20"><text:s/></text:span><text:span text:style-name="T72_21">no</text:span><text:span text:style-name="T72_22"><text:s/></text:span><text:span text:style-name="T72_23">doubt</text:span><text:span text:style-name="T72_24"><text:s/></text:span><text:span text:style-name="T72_25">going</text:span><text:span text:style-name="T72_26"><text:s/></text:span><text:span text:style-name="T72_27">to</text:span><text:span text:style-name="T72_28"><text:s/></text:span><text:span text:style-name="T72_29">be</text:span><text:span text:style-name="T72_30"><text:s/></text:span><text:span text:style-name="T72_31">some</text:span><text:span text:style-name="T72_32"><text:s/></text:span><text:span text:style-name="T72_33">potential</text:span><text:span text:style-name="T72_34"><text:s/></text:span><text:span text:style-name="T72_35">errors</text:span><text:span text:style-name="T72_36"><text:s/></text:span><text:span text:style-name="T72_37">floating</text:span><text:span text:style-name="T72_38"><text:s/></text:span><text:span text:style-name="T72_39">around</text:span><text:span text:style-name="T72_40"><text:s/></text:span><text:span text:style-name="T72_41">and</text:span><text:span text:style-name="T72_42"><text:s/></text:span><text:span text:style-name="T72_43">project</text:span><text:span text:style-name="T72_44"><text:s/></text:span><text:span text:style-name="T72_45">scope</text:span><text:span text:style-name="T72_46"><text:s/></text:span><text:span text:style-name="T72_47">on</text:span><text:span text:style-name="T72_48"><text:s/></text:span><text:span text:style-name="T72_49">a</text:span><text:span text:style-name="T72_50"><text:s/></text:span><text:span text:style-name="T72_51">much</text:span><text:span text:style-name="T72_52"><text:s/></text:span><text:span text:style-name="T72_53">smaller</text:span><text:span text:style-name="T72_54"><text:s/></text:span><text:span text:style-name="T72_55">scale</text:span><text:span text:style-name="T72_56">.<text:s/></text:span><text:span text:style-name="T72_57">This</text:span><text:span text:style-name="T72_58"><text:s/></text:span><text:span text:style-name="T72_59">simulator</text:span><text:span text:style-name="T72_60"><text:s/></text:span><text:span text:style-name="T72_61">by</text:span><text:span text:style-name="T72_62"><text:s/></text:span><text:span text:style-name="T72_63">no</text:span><text:span text:style-name="T72_64"><text:s/></text:span><text:span text:style-name="T72_65">means</text:span><text:span text:style-name="T72_66"><text:s/></text:span><text:span text:style-name="T72_67">fully</text:span><text:span text:style-name="T72_68"><text:s/></text:span><text:span text:style-name="T72_69">represent</text:span><text:span text:style-name="T72_70"><text:s/></text:span><text:span text:style-name="T72_71">a</text:span><text:span text:style-name="T72_72"><text:s/></text:span><text:span text:style-name="T72_73">real</text:span><text:span text:style-name="T72_74"><text:s/></text:span><text:span text:style-name="T72_75">life</text:span><text:span text:style-name="T72_76"><text:s/></text:span><text:span text:style-name="T72_77">one</text:span><text:span text:style-name="T72_78"><text:s/></text:span><text:span text:style-name="T72_79">in</text:span><text:span text:style-name="T72_80"><text:s/></text:span><text:span text:style-name="T72_81">which</text:span><text:span text:style-name="T72_82"><text:s/></text:span><text:span text:style-name="T72_83">case</text:span><text:span text:style-name="T72_84"><text:s/></text:span><text:span text:style-name="T72_85">algorithms</text:span><text:span text:style-name="T72_86"><text:s/></text:span><text:span text:style-name="T72_87">will</text:span><text:span text:style-name="T72_88"><text:s/></text:span><text:span text:style-name="T72_89">be</text:span><text:span text:style-name="T72_90"><text:s/></text:span><text:span text:style-name="T72_91">more</text:span><text:span text:style-name="T72_92"><text:s/></text:span><text:span text:style-name="T72_93">complex</text:span><text:span text:style-name="T72_94"><text:s/></text:span><text:span text:style-name="T72_95">and</text:span><text:span text:style-name="T72_96"><text:s/></text:span><text:span text:style-name="T72_97">process</text:span><text:span text:style-name="T72_98"><text:s/></text:span><text:span text:style-name="T72_99">of</text:span><text:span text:style-name="T72_100"><text:s/></text:span><text:span text:style-name="T72_101">approaching</text:span><text:span text:style-name="T72_102"><text:s/></text:span><text:span text:style-name="T72_103">HSBC</text:span><text:span text:style-name="T72_104"><text:s/></text:span><text:span text:style-name="T72_105">also</text:span><text:span text:style-name="T72_106"><text:s/></text:span><text:span text:style-name="T72_107">more</text:span><text:span text:style-name="T72_108"><text:s/></text:span><text:span text:style-name="T72_109">complex</text:span><text:span text:style-name="T72_110">.<text:s/></text:span><text:span text:style-name="T72_111">But</text:span><text:span text:style-name="T72_112"><text:s/></text:span><text:span text:style-name="T72_113">this</text:span><text:span text:style-name="T72_114"><text:s/></text:span><text:span text:style-name="T72_115">simulator</text:span><text:span text:style-name="T72_116"><text:s/></text:span><text:span text:style-name="T72_117">does</text:span><text:span text:style-name="T72_118"><text:s/></text:span><text:span text:style-name="T72_119">show</text:span><text:span text:style-name="T72_120"><text:s/></text:span><text:span text:style-name="T72_121">us</text:span><text:span text:style-name="T72_122"><text:s/></text:span><text:span text:style-name="T72_123">the</text:span><text:span text:style-name="T72_124"><text:s/></text:span><text:span text:style-name="T72_125">basic</text:span><text:span text:style-name="T72_126"><text:s/></text:span><text:span text:style-name="T72_127">flow</text:span><text:span text:style-name="T72_128"><text:s/></text:span><text:span text:style-name="T72_129">of</text:span><text:span text:style-name="T72_130"><text:s/></text:span><text:span text:style-name="T72_131">a</text:span><text:span text:style-name="T72_132"><text:s/></text:span><text:span text:style-name="T72_133">HSBC</text:span><text:span text:style-name="T72_134"><text:s/></text:span><text:span text:style-name="T72_135">program</text:span><text:span text:style-name="T72_136">,<text:s/></text:span><text:span text:style-name="T72_137">something</text:span><text:span text:style-name="T72_138"><text:s/></text:span><text:span text:style-name="T72_139">that</text:span><text:span text:style-name="T72_140"><text:s/></text:span><text:span text:style-name="T72_141">might</text:span><text:span text:style-name="T72_142"><text:s/></text:span><text:span text:style-name="T72_143">prove</text:span><text:span text:style-name="T72_144"><text:s/></text:span><text:span text:style-name="T72_145">useful</text:span><text:span text:style-name="T72_146"><text:s/></text:span><text:span text:style-name="T72_147">to</text:span><text:span text:style-name="T72_148"><text:s/></text:span><text:span text:style-name="T72_149">students</text:span><text:span text:style-name="T72_150"><text:s/></text:span><text:span text:style-name="T72_151">who</text:span><text:span text:style-name="T72_152"><text:s/></text:span><text:span text:style-name="T72_153">decide</text:span><text:span text:style-name="T72_154"><text:s/></text:span><text:span text:style-name="T72_155">to</text:span><text:span text:style-name="T72_156"><text:s/></text:span><text:span text:style-name="T72_157">follow</text:span><text:span text:style-name="T72_158"><text:s/></text:span><text:span text:style-name="T72_159">a</text:span><text:span text:style-name="T72_160"><text:s/></text:span><text:span text:style-name="T72_161">career</text:span><text:span text:style-name="T72_162"><text:s/></text:span><text:span text:style-name="T72_163">path</text:span><text:span text:style-name="T72_164"><text:s/></text:span><text:span text:style-name="T72_165">dealing</text:span><text:span text:style-name="T72_166"><text:s/></text:span><text:span text:style-name="T72_167">with</text:span><text:span text:style-name="T72_168"><text:s/></text:span><text:span text:style-name="T72_169">networking</text:span><text:span text:style-name="T72_170">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